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6.1008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2li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 calcext:value-type="string">
            <text:p>usageIND</text:p>
          </table:table-cell>
          <table:table-cell/>
          <table:table-cell office:value-type="string" calcext:value-type="string">
            <text:p>contentIND</text:p>
          </table:table-cell>
          <table:table-cell/>
        </table:table-row>
        <table:table-row table:style-name="ro2">
          <table:table-cell/>
          <table:table-cell office:value-type="float" office:value="1444" calcext:value-type="float">
            <text:p>1444</text:p>
          </table:table-cell>
          <table:table-cell office:value-type="string" calcext:value-type="string">
            <text:p>bidasoaturismo.com/index.php?option=com_content&amp;view=article&amp;id=296&amp;Itemid=226&amp;lang=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/www.bidasoaturismo.com/index.php?option=com_content&amp;view=article&amp;id=253&amp;Itemid=382&amp;lang=en.html</text:p>
          </table:table-cell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bidasoaturismo.com/index.php?option=com_content&amp;view=article&amp;id=315&amp;Itemid=16&amp;lang=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/www.bidasoaturismo.com/index.php?option=com_content&amp;view=article&amp;id=12&amp;Itemid=25&amp;lang=en.html</text:p>
          </table:table-cell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idasoaturismo.com/index.php?option=com_alojamientos&amp;view=listado&amp;categoria=8&amp;Itemid=65&amp;lang=en&amp;ch=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/www.bidasoaturismo.com/index.php?option=com_alojamientos&amp;view=article&amp;Itemid=59&amp;alojamiento=23&amp;cat=2&amp;lang=en.html</text:p>
          </table:table-cell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bidasoaturismo.com/index.php?option=com_content&amp;view=article&amp;id=65&amp;Itemid=72&amp;lang=en&amp;ch=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/www.bidasoaturismo.com/index.php?option=com_alojamientos&amp;view=article&amp;Itemid=57&amp;alojamiento=8&amp;cat=1&amp;lang=en.html</text:p>
          </table:table-cell>
        </table:table-row>
        <table:table-row table:style-name="ro2"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bidasoaturismo.com/index.php?option=com_content&amp;view=article&amp;id=197&amp;Itemid=281&amp;lang=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/www.bidasoaturismo.com/index.php?option=com_alojamientos&amp;view=article&amp;Itemid=57&amp;alojamiento=12&amp;cat=1&amp;lang=en.html</text:p>
          </table:table-cell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bidasoaturismo.com/index.php?option=com_content&amp;view=article&amp;id=307&amp;Itemid=8&amp;lang=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/www.bidasoaturismo.com/index.php?option=com_alojamientos&amp;view=article&amp;Itemid=61&amp;alojamiento=47&amp;cat=4&amp;lang=en.html</text:p>
          </table:table-cell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bidasoaturismo.com/index.php?option=com_content&amp;view=article&amp;id=67&amp;Itemid=74&amp;lang=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www.bidasoaturismo.com/index.php?option=com_content&amp;view=article&amp;id=36&amp;Itemid=68&amp;lang=en.html</text:p>
          </table:table-cell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bidasoaturismo.com/index.php?option=com_content&amp;view=article&amp;id=293&amp;Itemid=217&amp;lang=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/www.bidasoaturismo.com/index.php?option=com_alojamientos&amp;view=article&amp;Itemid=57&amp;alojamiento=1&amp;cat=1&amp;lang=en.html</text:p>
          </table:table-cell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bidasoaturismo.com/index.php?option=com_content&amp;view=article&amp;id=254&amp;Itemid=382&amp;lang=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/www.bidasoaturismo.com/index.php?option=com_content&amp;view=article&amp;id=182&amp;Itemid=55&amp;lang=en.html</text:p>
          </table:table-cell>
        </table:table-row>
        <table:table-row table:style-name="ro2"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bidasoaturismo.com/index.php?option=com_alojamientos&amp;view=article&amp;Itemid=66&amp;alojamiento=44&amp;cat=9&amp;lang=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/www.bidasoaturismo.com/index.php?option=com_content&amp;view=article&amp;id=138&amp;Itemid=287&amp;lang=en.html</text:p>
          </table:table-cell>
        </table:table-row>
        <table:table-row table:style-name="ro2">
          <table:table-cell/>
          <table:table-cell office:value-type="float" office:value="1904" calcext:value-type="float">
            <text:p>1904</text:p>
          </table:table-cell>
          <table:table-cell office:value-type="string" calcext:value-type="string">
            <text:p>bidasoaturismo.com/index.php?option=com_alojamientos&amp;view=article&amp;Itemid=66&amp;alojamiento=43&amp;cat=9&amp;lang=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/www.bidasoaturismo.com/index.php?option=com_content&amp;view=article&amp;id=252&amp;Itemid=382&amp;lang=en.html</text:p>
          </table:table-cell>
        </table:table-row>
        <table:table-row table:style-name="ro2"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bidasoaturismo.com/index.php?option=com_alojamientos&amp;view=article&amp;Itemid=66&amp;alojamiento=42&amp;cat=9&amp;lang=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/www.bidasoaturismo.com/index.php?option=com_content&amp;view=article&amp;id=220&amp;Itemid=378&amp;lang=en.html</text:p>
          </table:table-cell>
        </table:table-row>
        <table:table-row table:style-name="ro2">
          <table:table-cell/>
          <table:table-cell office:value-type="float" office:value="1351" calcext:value-type="float">
            <text:p>1351</text:p>
          </table:table-cell>
          <table:table-cell office:value-type="string" calcext:value-type="string">
            <text:p>bidasoaturismo.com/index.php?option=com_content&amp;view=article&amp;id=194&amp;Itemid=281&amp;lang=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/www.bidasoaturismo.com/index.php?option=com_content&amp;view=article&amp;id=142&amp;Itemid=290&amp;lang=en.html</text:p>
          </table:table-cell>
        </table:table-row>
        <table:table-row table:style-name="ro2">
          <table:table-cell/>
          <table:table-cell office:value-type="float" office:value="1558" calcext:value-type="float">
            <text:p>1558</text:p>
          </table:table-cell>
          <table:table-cell office:value-type="string" calcext:value-type="string">
            <text:p>bidasoaturismo.com/index.php?option=com_alojamientos&amp;view=article&amp;Itemid=66&amp;alojamiento=39&amp;cat=9&amp;lang=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/www.bidasoaturismo.com/index.php?option=com_content&amp;view=article&amp;id=157&amp;Itemid=299&amp;lang=en.html</text:p>
          </table:table-cell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bidasoaturismo.com/index.php?option=com_alojamientos&amp;view=article&amp;Itemid=66&amp;alojamiento=36&amp;cat=9&amp;lang=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/www.bidasoaturismo.com/index.php?option=com_alojamientos&amp;view=article&amp;Itemid=57&amp;alojamiento=2&amp;cat=1&amp;lang=en.html</text:p>
          </table:table-cell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bidasoaturismo.com/index.php?option=com_content&amp;view=article&amp;id=36&amp;Itemid=68&amp;lang=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/www.bidasoaturismo.com/index.php?option=com_content&amp;view=article&amp;id=238&amp;Itemid=378&amp;lang=en.html</text:p>
          </table:table-cell>
        </table:table-row>
        <table:table-row table:style-name="ro2">
          <table:table-cell/>
          <table:table-cell office:value-type="float" office:value="1556" calcext:value-type="float">
            <text:p>1556</text:p>
          </table:table-cell>
          <table:table-cell office:value-type="string" calcext:value-type="string">
            <text:p>bidasoaturismo.com/index.php?option=com_alojamientos&amp;view=article&amp;Itemid=66&amp;alojamiento=27&amp;cat=9&amp;lang=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/www.bidasoaturismo.com/index.php?option=com_content&amp;view=article&amp;id=200&amp;Itemid=281&amp;lang=en.html</text:p>
          </table:table-cell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idasoaturismo.com/index.php?option=com_content&amp;view=article&amp;id=318&amp;Itemid=395&amp;lang=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/www.bidasoaturismo.com/index.php?option=com_alojamientos&amp;view=listado&amp;categoria=10&amp;Itemid=386&amp;lang=en.html</text:p>
          </table:table-cell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bidasoaturismo.com/index.php?option=com_alojamientos&amp;view=article&amp;Itemid=66&amp;alojamiento=26&amp;cat=9&amp;lang=en&amp;ch=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/www.bidasoaturismo.com/index.php?option=com_content&amp;view=article&amp;id=371&amp;Itemid=228&amp;lang=en.html</text:p>
          </table:table-cell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bidasoaturismo.com/index.php?option=com_content&amp;view=article&amp;id=15&amp;Itemid=290&amp;lang=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/www.bidasoaturismo.com/index.php?option=com_alojamientos&amp;view=article&amp;Itemid=66&amp;alojamiento=14&amp;cat=9&amp;lang=en.html</text:p>
          </table:table-cell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bidasoaturismo.com/index.php?option=com_alojamientos&amp;view=article&amp;Itemid=66&amp;alojamiento=24&amp;cat=9&amp;lang=en&amp;ch=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/www.bidasoaturismo.com/index.php?option=com_content&amp;view=article&amp;id=125&amp;Itemid=287&amp;lang=en.html</text:p>
          </table:table-cell>
        </table:table-row>
        <table:table-row table:style-name="ro2">
          <table:table-cell/>
          <table:table-cell office:value-type="float" office:value="2098" calcext:value-type="float">
            <text:p>2098</text:p>
          </table:table-cell>
          <table:table-cell office:value-type="string" calcext:value-type="string">
            <text:p>bidasoaturismo.com/index.php?option=com_alojamientos&amp;view=article&amp;Itemid=66&amp;alojamiento=21&amp;cat=9&amp;lang=en&amp;ch=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/www.bidasoaturismo.com/index.php?option=com_content&amp;view=article&amp;id=121&amp;Itemid=310&amp;lang=en.html</text:p>
          </table:table-cell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bidasoaturismo.com/index.php?option=com_alojamientos&amp;view=article&amp;Itemid=66&amp;alojamiento=14&amp;cat=9&amp;lang=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/www.bidasoaturismo.com/index.php?option=com_content&amp;view=article&amp;id=292&amp;Itemid=213&amp;lang=en.html</text:p>
          </table:table-cell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bidasoaturismo.com/index.php?option=com_alojamientos&amp;view=article&amp;Itemid=66&amp;alojamiento=13&amp;cat=9&amp;lang=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/www.bidasoaturismo.com/index.php?option=com_content&amp;view=article&amp;id=232&amp;Itemid=372&amp;lang=en.html</text:p>
          </table:table-cell>
        </table:table-row>
        <table:table-row table:style-name="ro2">
          <table:table-cell/>
          <table:table-cell office:value-type="float" office:value="1871" calcext:value-type="float">
            <text:p>1871</text:p>
          </table:table-cell>
          <table:table-cell office:value-type="string" calcext:value-type="string">
            <text:p>bidasoaturismo.com/index.php?option=com_content&amp;view=article&amp;id=241&amp;Itemid=378&amp;lang=en&amp;ch=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/www.bidasoaturismo.com/index.php?option=com_content&amp;view=article&amp;id=260&amp;Itemid=384&amp;lang=en.html</text:p>
          </table:table-cell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bidasoaturismo.com/index.php?option=com_content&amp;view=article&amp;Itemid=400&amp;id=420&amp;lang=en&amp;ch=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/www.bidasoaturismo.com/index.php?option=com_content&amp;view=article&amp;id=21&amp;Itemid=296&amp;lang=en.html</text:p>
          </table:table-cell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bidasoaturismo.com/index.php?option=com_content&amp;view=article&amp;id=38&amp;Itemid=70&amp;lang=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/www.bidasoaturismo.com/index.php?option=com_content&amp;view=article&amp;id=158&amp;Itemid=46&amp;lang=en.html</text:p>
          </table:table-cell>
        </table:table-row>
        <table:table-row table:style-name="ro2">
          <table:table-cell/>
          <table:table-cell office:value-type="float" office:value="1707" calcext:value-type="float">
            <text:p>1707</text:p>
          </table:table-cell>
          <table:table-cell office:value-type="string" calcext:value-type="string">
            <text:p>bidasoaturismo.com/index.php?option=com_content&amp;view=article&amp;id=129&amp;Itemid=287&amp;lang=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/www.bidasoaturismo.com/index.php?option=com_content&amp;view=article&amp;id=199&amp;Itemid=281&amp;lang=en.html</text:p>
          </table:table-cell>
        </table:table-row>
        <table:table-row table:style-name="ro2">
          <table:table-cell/>
          <table:table-cell office:value-type="float" office:value="1857" calcext:value-type="float">
            <text:p>1857</text:p>
          </table:table-cell>
          <table:table-cell office:value-type="string" calcext:value-type="string">
            <text:p>bidasoaturismo.com/index.php?option=com_content&amp;view=article&amp;id=261&amp;Itemid=384&amp;lang=en&amp;ch=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/www.bidasoaturismo.com/index.php?option=com_content&amp;view=article&amp;id=10&amp;Itemid=23&amp;lang=en.html</text:p>
          </table:table-cell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bidasoaturismo.com/index.php?option=com_content&amp;view=article&amp;id=181&amp;Itemid=55&amp;lang=en&amp;ch=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/www.bidasoaturismo.com/index.php?option=com_alojamientos&amp;view=article&amp;Itemid=386&amp;alojamiento=46&amp;cat=10&amp;lang=en.html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idasoaturismo.com/index.php?option=com_content&amp;view=article&amp;id=39&amp;Itemid=71&amp;lang=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/www.bidasoaturismo.com/index.php?option=com_alojamientos&amp;view=article&amp;Itemid=57&amp;alojamiento=4&amp;cat=1&amp;lang=en.html</text:p>
          </table:table-cell>
        </table:table-row>
        <table:table-row table:style-name="ro2">
          <table:table-cell/>
          <table:table-cell office:value-type="float" office:value="1382" calcext:value-type="float">
            <text:p>1382</text:p>
          </table:table-cell>
          <table:table-cell office:value-type="string" calcext:value-type="string">
            <text:p>bidasoaturismo.com/index.php?option=com_content&amp;view=article&amp;id=140&amp;Itemid=310&amp;lang=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/www.bidasoaturismo.com/index.php?option=com_content&amp;view=article&amp;id=313&amp;Itemid=14&amp;lang=en.html</text:p>
          </table:table-cell>
        </table:table-row>
        <table:table-row table:style-name="ro2">
          <table:table-cell/>
          <table:table-cell office:value-type="float" office:value="1628" calcext:value-type="float">
            <text:p>1628</text:p>
          </table:table-cell>
          <table:table-cell office:value-type="string" calcext:value-type="string">
            <text:p>bidasoaturismo.com/index.php?option=com_alojamientos&amp;view=article&amp;Itemid=66&amp;alojamiento=8&amp;cat=9&amp;lang=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/www.bidasoaturismo.com/index.php?option=com_alojamientos&amp;view=article&amp;Itemid=57&amp;alojamiento=14&amp;cat=1&amp;lang=en.html</text:p>
          </table:table-cell>
        </table:table-row>
        <table:table-row table:style-name="ro2">
          <table:table-cell/>
          <table:table-cell office:value-type="float" office:value="1557" calcext:value-type="float">
            <text:p>1557</text:p>
          </table:table-cell>
          <table:table-cell office:value-type="string" calcext:value-type="string">
            <text:p>bidasoaturismo.com/index.php?option=com_alojamientos&amp;view=article&amp;Itemid=66&amp;alojamiento=5&amp;cat=9&amp;lang=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/www.bidasoaturismo.com/index.php?option=com_alojamientos&amp;view=article&amp;Itemid=63&amp;alojamiento=42&amp;cat=6&amp;lang=en.html</text:p>
          </table:table-cell>
        </table:table-row>
        <table:table-row table:style-name="ro2">
          <table:table-cell/>
          <table:table-cell office:value-type="float" office:value="1911" calcext:value-type="float">
            <text:p>1911</text:p>
          </table:table-cell>
          <table:table-cell office:value-type="string" calcext:value-type="string">
            <text:p>bidasoaturismo.com/index.php?option=com_alojamientos&amp;view=article&amp;Itemid=66&amp;alojamiento=3&amp;cat=9&amp;lang=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/www.bidasoaturismo.com/index.php?option=com_alojamientos&amp;view=article&amp;Itemid=62&amp;alojamiento=40&amp;cat=5&amp;lang=en.html</text:p>
          </table:table-cell>
        </table:table-row>
        <table:table-row table:style-name="ro2">
          <table:table-cell/>
          <table:table-cell office:value-type="float" office:value="1847" calcext:value-type="float">
            <text:p>1847</text:p>
          </table:table-cell>
          <table:table-cell office:value-type="string" calcext:value-type="string">
            <text:p>bidasoaturismo.com/index.php?option=com_alojamientos&amp;view=article&amp;Itemid=66&amp;alojamiento=2&amp;cat=9&amp;lang=en&amp;ch=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/www.bidasoaturismo.com/index.php?option=com_content&amp;view=article&amp;id=122&amp;Itemid=287&amp;lang=en.html</text:p>
          </table:table-cell>
        </table:table-row>
        <table:table-row table:style-name="ro2"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bidasoaturismo.com/index.php?option=com_alojamientos&amp;view=article&amp;Itemid=66&amp;alojamiento=1&amp;cat=9&amp;lang=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/www.bidasoaturismo.com/index.php?option=com_content&amp;view=article&amp;id=358&amp;Itemid=228&amp;lang=en.html</text:p>
          </table:table-cell>
        </table:table-row>
        <table:table-row table:style-name="ro2"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bidasoaturismo.com/index.php?option=com_content&amp;view=article&amp;id=346&amp;Itemid=294&amp;lang=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/www.bidasoaturismo.com/index.php?option=com_alojamientos&amp;view=article&amp;Itemid=62&amp;alojamiento=26&amp;cat=5&amp;lang=en.html</text:p>
          </table:table-cell>
        </table:table-row>
        <table:table-row table:style-name="ro2"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bidasoaturismo.com/index.php?option=com_content&amp;view=article&amp;id=139&amp;Itemid=288&amp;lang=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/www.bidasoaturismo.com/index.php?option=com_alojamientos&amp;view=article&amp;Itemid=62&amp;alojamiento=36&amp;cat=5&amp;lang=en.html</text:p>
          </table:table-cell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bidasoaturismo.com/index.php?option=com_content&amp;view=article&amp;id=271&amp;Itemid=388&amp;lang=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/www.bidasoaturismo.com/index.php?option=com_alojamientos&amp;view=article&amp;Itemid=66&amp;alojamiento=43&amp;cat=9&amp;lang=en.html</text:p>
          </table:table-cell>
        </table:table-row>
        <table:table-row table:style-name="ro2"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bidasoaturismo.com/index.php?option=com_content&amp;view=article&amp;id=25&amp;Itemid=235&amp;lang=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/www.bidasoaturismo.com/index.php?option=com_content&amp;view=article&amp;id=34&amp;Itemid=55&amp;lang=en.html</text:p>
          </table:table-cell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bidasoaturismo.com/index.php?option=com_content&amp;view=article&amp;id=182&amp;Itemid=55&amp;lang=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/www.bidasoaturismo.com/index.php?option=com_content&amp;view=article&amp;id=181&amp;Itemid=55&amp;lang=en.html</text:p>
          </table:table-cell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idasoaturismo.com/index.php?option=com_content&amp;view=article&amp;id=22&amp;Itemid=298&amp;lang=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/www.bidasoaturismo.com/index.php?option=com_content&amp;view=article&amp;id=219&amp;Itemid=380&amp;lang=en.html</text:p>
          </table:table-cell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bidasoaturismo.com/index.php?option=com_content&amp;view=article&amp;id=325&amp;Itemid=398&amp;lang=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/www.bidasoaturismo.com/index.php?option=com_content&amp;view=article&amp;id=198&amp;Itemid=281&amp;lang=en.html</text:p>
          </table:table-cell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bidasoaturismo.com/index.php?option=com_content&amp;view=article&amp;id=149&amp;Itemid=290&amp;lang=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/www.bidasoaturismo.com/index.php?option=com_content&amp;view=article&amp;id=234&amp;Itemid=378&amp;lang=en.html</text:p>
          </table:table-cell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bidasoaturismo.com/index.php?option=com_content&amp;view=article&amp;Itemid=400&amp;id=344&amp;lang=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/www.bidasoaturismo.com/index.php?option=com_content&amp;view=article&amp;id=27&amp;Itemid=50&amp;lang=en.html</text:p>
          </table:table-cell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idasoaturismo.com/index.php?option=com_content&amp;view=article&amp;id=219&amp;Itemid=380&amp;lang=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/www.bidasoaturismo.com/index.php?option=com_alojamientos&amp;view=listado&amp;categoria=2&amp;Itemid=59&amp;lang=en.html</text:p>
          </table:table-cell>
        </table:table-row>
        <table:table-row table:style-name="ro2"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bidasoaturismo.com/index.php?option=com_content&amp;view=article&amp;id=183&amp;Itemid=55&amp;lang=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/www.bidasoaturismo.com/index.php?option=com_content&amp;view=article&amp;id=62&amp;Itemid=69&amp;lang=en.html</text:p>
          </table:table-cell>
        </table:table-row>
        <table:table-row table:style-name="ro2">
          <table:table-cell/>
          <table:table-cell office:value-type="float" office:value="1419" calcext:value-type="float">
            <text:p>1419</text:p>
          </table:table-cell>
          <table:table-cell office:value-type="string" calcext:value-type="string">
            <text:p>bidasoaturismo.com/index.php?option=com_content&amp;view=article&amp;id=389&amp;Itemid=298&amp;lang=en&amp;ch=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./www.bidasoaturismo.com/index.php?option=com_alojamientos&amp;view=article&amp;Itemid=64&amp;alojamiento=44&amp;cat=7&amp;lang=en.html</text:p>
          </table:table-cell>
        </table:table-row>
        <table:table-row table:style-name="ro2"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bidasoaturismo.com/index.php?option=com_content&amp;view=article&amp;id=126&amp;Itemid=287&amp;lang=en&amp;ch=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/www.bidasoaturismo.com/index.php?option=com_content&amp;view=article&amp;id=184&amp;Itemid=55&amp;lang=en.html</text:p>
          </table:table-cell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bidasoaturismo.com/index.php?option=com_content&amp;view=article&amp;id=184&amp;Itemid=55&amp;lang=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/www.bidasoaturismo.com/index.php?option=com_content&amp;view=article&amp;id=236&amp;Itemid=378&amp;lang=en.html</text:p>
          </table:table-cell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bidasoaturismo.com/index.php?option=com_content&amp;view=article&amp;id=175&amp;Itemid=357&amp;lang=en&amp;ch=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/www.bidasoaturismo.com/index.php?option=com_alojamientos&amp;view=article&amp;Itemid=62&amp;alojamiento=32&amp;cat=5&amp;lang=en.html</text:p>
          </table:table-cell>
        </table:table-row>
        <table:table-row table:style-name="ro2">
          <table:table-cell/>
          <table:table-cell office:value-type="float" office:value="1430" calcext:value-type="float">
            <text:p>1430</text:p>
          </table:table-cell>
          <table:table-cell office:value-type="string" calcext:value-type="string">
            <text:p>bidasoaturismo.com/index.php?option=com_alojamientos&amp;view=article&amp;Itemid=59&amp;alojamiento=24&amp;cat=2&amp;lang=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./www.bidasoaturismo.com/index.php?option=com_content&amp;view=article&amp;id=217&amp;Itemid=384&amp;lang=en.html</text:p>
          </table:table-cell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bidasoaturismo.com/index.php?option=com_alojamientos&amp;view=article&amp;Itemid=59&amp;alojamiento=23&amp;cat=2&amp;lang=en&amp;ch=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/www.bidasoaturismo.com/index.php?option=com_alojamientos&amp;view=article&amp;Itemid=57&amp;alojamiento=10&amp;cat=1&amp;lang=en.html</text:p>
          </table:table-cell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bidasoaturismo.com/index.php?option=com_alojamientos&amp;view=article&amp;Itemid=59&amp;alojamiento=21&amp;cat=2&amp;lang=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/www.bidasoaturismo.com/index.php?option=com_alojamientos&amp;view=article&amp;Itemid=57&amp;alojamiento=9&amp;cat=1&amp;lang=en.html</text:p>
          </table:table-cell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bidasoaturismo.com/index.php?option=com_alojamientos&amp;view=article&amp;Itemid=59&amp;alojamiento=20&amp;cat=2&amp;lang=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/www.bidasoaturismo.com/index.php?option=com_content&amp;view=article&amp;id=377&amp;Itemid=294&amp;lang=en.html</text:p>
          </table:table-cell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bidasoaturismo.com/index.php?option=com_content&amp;view=article&amp;id=408&amp;Itemid=405&amp;lang=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/www.bidasoaturismo.com/index.php?option=com_content&amp;view=article&amp;id=378&amp;Itemid=294&amp;lang=en.html</text:p>
          </table:table-cell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bidasoaturismo.com/index.php?option=com_alojamientos&amp;view=article&amp;Itemid=59&amp;alojamiento=19&amp;cat=2&amp;lang=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/www.bidasoaturismo.com/index.php?option=com_alojamientos&amp;view=listado&amp;categoria=8&amp;Itemid=65&amp;lang=en.html</text:p>
          </table:table-cell>
        </table:table-row>
        <table:table-row table:style-name="ro2">
          <table:table-cell/>
          <table:table-cell office:value-type="float" office:value="1544" calcext:value-type="float">
            <text:p>1544</text:p>
          </table:table-cell>
          <table:table-cell office:value-type="string" calcext:value-type="string">
            <text:p>bidasoaturismo.com/index.php?option=com_alojamientos&amp;view=article&amp;Itemid=59&amp;alojamiento=18&amp;cat=2&amp;lang=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/www.bidasoaturismo.com/index.php?option=com_content&amp;view=article&amp;id=126&amp;Itemid=287&amp;lang=en.html</text:p>
          </table:table-cell>
        </table:table-row>
        <table:table-row table:style-name="ro2">
          <table:table-cell/>
          <table:table-cell office:value-type="float" office:value="1482" calcext:value-type="float">
            <text:p>1482</text:p>
          </table:table-cell>
          <table:table-cell office:value-type="string" calcext:value-type="string">
            <text:p>bidasoaturismo.com/index.php?option=com_alojamientos&amp;view=article&amp;Itemid=59&amp;alojamiento=17&amp;cat=2&amp;lang=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./www.bidasoaturismo.com/index.php?option=com_content&amp;view=article&amp;Itemid=400&amp;id=393&amp;lang=en.html</text:p>
          </table:table-cell>
        </table:table-row>
        <table:table-row table:style-name="ro2"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bidasoaturismo.com/index.php?option=com_alojamientos&amp;view=article&amp;Itemid=59&amp;alojamiento=16&amp;cat=2&amp;lang=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/www.bidasoaturismo.com/index.php?option=com_content&amp;view=article&amp;id=156&amp;Itemid=299&amp;lang=en.html</text:p>
          </table:table-cell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bidasoaturismo.com/index.php?option=com_alojamientos&amp;view=article&amp;Itemid=59&amp;alojamiento=15&amp;cat=2&amp;lang=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./www.bidasoaturismo.com/index.php?option=com_content&amp;view=category&amp;layout=blog&amp;id=90&amp;Itemid=402&amp;lang=en&amp;limitstart=10.html</text:p>
          </table:table-cell>
        </table:table-row>
        <table:table-row table:style-name="ro2"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bidasoaturismo.com/index.php?option=com_content&amp;view=article&amp;id=376&amp;Itemid=294&amp;lang=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/www.bidasoaturismo.com/index.php?option=com_content&amp;view=article&amp;id=319&amp;Itemid=396&amp;lang=en.html</text:p>
          </table:table-cell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bidasoaturismo.com/index.php?option=com_content&amp;view=article&amp;id=146&amp;Itemid=290&amp;lang=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./www.bidasoaturismo.com/index.php?option=com_content&amp;view=article&amp;id=13&amp;Itemid=287&amp;lang=en.html</text:p>
          </table:table-cell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bidasoaturismo.com/index.php?option=com_content&amp;view=article&amp;id=330&amp;Itemid=6&amp;lang=en&amp;ch=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/www.bidasoaturismo.com/index.php?option=com_content&amp;view=article&amp;id=20&amp;Itemid=295&amp;lang=en.html</text:p>
          </table:table-cell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bidasoaturismo.com/index.php?option=com_content&amp;view=article&amp;id=162&amp;Itemid=355&amp;lang=en&amp;ch=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./www.bidasoaturismo.com/index.php?option=com_content&amp;view=article&amp;id=314&amp;Itemid=15&amp;lang=en.html</text:p>
          </table:table-cell>
        </table:table-row>
        <table:table-row table:style-name="ro2">
          <table:table-cell/>
          <table:table-cell office:value-type="float" office:value="1381" calcext:value-type="float">
            <text:p>1381</text:p>
          </table:table-cell>
          <table:table-cell office:value-type="string" calcext:value-type="string">
            <text:p>bidasoaturismo.com/index.php?option=com_content&amp;view=article&amp;id=156&amp;Itemid=299&amp;lang=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/www.bidasoaturismo.com/index.php?option=com_alojamientos&amp;view=article&amp;Itemid=59&amp;alojamiento=20&amp;cat=2&amp;lang=en.html</text:p>
          </table:table-cell>
        </table:table-row>
        <table:table-row table:style-name="ro2">
          <table:table-cell/>
          <table:table-cell office:value-type="float" office:value="1434" calcext:value-type="float">
            <text:p>1434</text:p>
          </table:table-cell>
          <table:table-cell office:value-type="string" calcext:value-type="string">
            <text:p>bidasoaturismo.com/index.php?option=com_content&amp;view=article&amp;id=123&amp;Itemid=287&amp;lang=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/www.bidasoaturismo.com/index.php?option=com_content&amp;view=article&amp;id=185&amp;Itemid=281&amp;lang=en.html</text:p>
          </table:table-cell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bidasoaturismo.com/index.php?option=com_content&amp;view=article&amp;id=143&amp;Itemid=290&amp;lang=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./www.bidasoaturismo.com/index.php?option=com_content&amp;view=article&amp;id=152&amp;Itemid=298&amp;lang=en.html</text:p>
          </table:table-cell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bidasoaturismo.com/index.php?option=com_content&amp;view=article&amp;id=236&amp;Itemid=378&amp;lang=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/www.bidasoaturismo.com/index.php?option=com_content&amp;view=article&amp;id=26&amp;Itemid=49&amp;lang=en.html</text:p>
          </table:table-cell>
        </table:table-row>
        <table:table-row table:style-name="ro2">
          <table:table-cell/>
          <table:table-cell office:value-type="float" office:value="1436" calcext:value-type="float">
            <text:p>1436</text:p>
          </table:table-cell>
          <table:table-cell office:value-type="string" calcext:value-type="string">
            <text:p>bidasoaturismo.com/index.php?option=com_content&amp;view=article&amp;id=350&amp;Itemid=296&amp;lang=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./www.bidasoaturismo.com/index.php?option=com_content&amp;view=article&amp;id=230&amp;Itemid=371&amp;lang=en.html</text:p>
          </table:table-cell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bidasoaturismo.com/index.php?option=com_content&amp;view=article&amp;id=10&amp;Itemid=23&amp;lang=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./www.bidasoaturismo.com/index.php?option=com_alojamientos&amp;view=listado&amp;categoria=4&amp;Itemid=61&amp;lang=en.html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bidasoaturismo.com/index.php?option=com_content&amp;view=article&amp;id=153&amp;Itemid=298&amp;lang=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./www.bidasoaturismo.com/index.php?option=com_content&amp;view=article&amp;id=144&amp;Itemid=290&amp;lang=en.html</text:p>
          </table:table-cell>
        </table:table-row>
        <table:table-row table:style-name="ro2">
          <table:table-cell/>
          <table:table-cell office:value-type="float" office:value="1304" calcext:value-type="float">
            <text:p>1304</text:p>
          </table:table-cell>
          <table:table-cell office:value-type="string" calcext:value-type="string">
            <text:p>bidasoaturismo.com/index.php?option=com_content&amp;view=article&amp;id=246&amp;Itemid=378&amp;lang=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/www.bidasoaturismo.com/index.php?option=com_content&amp;view=article&amp;id=119&amp;Itemid=362&amp;lang=en.html</text:p>
          </table:table-cell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dasoaturismo.com/index.php?option=com_alojamientos&amp;view=listado&amp;categoria=2&amp;Itemid=59&amp;lang=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/www.bidasoaturismo.com/index.php?option=com_content&amp;view=article&amp;id=415&amp;Itemid=294&amp;lang=en.html</text:p>
          </table:table-cell>
        </table:table-row>
        <table:table-row table:style-name="ro2">
          <table:table-cell/>
          <table:table-cell office:value-type="float" office:value="1535" calcext:value-type="float">
            <text:p>1535</text:p>
          </table:table-cell>
          <table:table-cell office:value-type="string" calcext:value-type="string">
            <text:p>bidasoaturismo.com/index.php?option=com_content&amp;view=article&amp;id=130&amp;Itemid=287&amp;lang=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./www.bidasoaturismo.com/index.php?option=com_content&amp;view=article&amp;id=307&amp;Itemid=8&amp;lang=en.html</text:p>
          </table:table-cell>
        </table:table-row>
        <table:table-row table:style-name="ro2"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bidasoaturismo.com/index.php?option=com_content&amp;view=article&amp;id=256&amp;Itemid=382&amp;lang=en&amp;ch=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/www.bidasoaturismo.com/index.php?option=com_content&amp;view=article&amp;id=284&amp;Itemid=298&amp;lang=en.html</text:p>
          </table:table-cell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bidasoaturismo.com/index.php?option=com_content&amp;view=article&amp;id=220&amp;Itemid=378&amp;lang=en&amp;ch=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/www.bidasoaturismo.com/index.php?option=com_alojamientos&amp;view=article&amp;Itemid=63&amp;alojamiento=41&amp;cat=6&amp;lang=en.html</text:p>
          </table:table-cell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bidasoaturismo.com/index.php?option=com_content&amp;view=article&amp;id=284&amp;Itemid=298&amp;lang=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./www.bidasoaturismo.com/index.php?option=com_content&amp;view=article&amp;id=222&amp;Itemid=372&amp;lang=en.html</text:p>
          </table:table-cell>
        </table:table-row>
        <table:table-row table:style-name="ro2">
          <table:table-cell/>
          <table:table-cell office:value-type="float" office:value="1438" calcext:value-type="float">
            <text:p>1438</text:p>
          </table:table-cell>
          <table:table-cell office:value-type="string" calcext:value-type="string">
            <text:p>bidasoaturismo.com/index.php?option=com_content&amp;view=article&amp;id=370&amp;Itemid=228&amp;lang=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./www.bidasoaturismo.com/index.php?option=com_alojamientos&amp;view=article&amp;Itemid=66&amp;alojamiento=36&amp;cat=9&amp;lang=en.html</text:p>
          </table:table-cell>
        </table:table-row>
        <table:table-row table:style-name="ro2">
          <table:table-cell/>
          <table:table-cell office:value-type="float" office:value="1897" calcext:value-type="float">
            <text:p>1897</text:p>
          </table:table-cell>
          <table:table-cell office:value-type="string" calcext:value-type="string">
            <text:p>bidasoaturismo.com/index.php?option=com_alojamientos&amp;view=article&amp;Itemid=65&amp;alojamiento=45&amp;cat=8&amp;lang=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./www.bidasoaturismo.com/index.php?option=com_content&amp;view=article&amp;id=161&amp;Itemid=47&amp;lang=en.html</text:p>
          </table:table-cell>
        </table:table-row>
        <table:table-row table:style-name="ro2"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bidasoaturismo.com/index.php?option=com_content&amp;view=article&amp;id=338&amp;Itemid=298&amp;lang=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./www.bidasoaturismo.com/index.php?option=com_content&amp;view=article&amp;id=147&amp;Itemid=290&amp;lang=en.html</text:p>
          </table:table-cell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bidasoaturismo.com/index.php?option=com_content&amp;view=article&amp;id=297&amp;Itemid=230&amp;lang=en&amp;ch=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./www.bidasoaturismo.com/index.php?option=com_content&amp;view=article&amp;id=311&amp;Itemid=12&amp;lang=en.html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idasoaturismo.com/index.php?option=com_alojamientos&amp;view=listado&amp;categoria=10&amp;Itemid=386&amp;lang=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./www.bidasoaturismo.com/index.php?option=com_content&amp;view=article&amp;id=298&amp;Itemid=234&amp;lang=en.html</text:p>
          </table:table-cell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bidasoaturismo.com/index.php?option=com_content&amp;view=article&amp;id=348&amp;Itemid=294&amp;lang=en&amp;ch=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./www.bidasoaturismo.com/index.php?option=com_content&amp;view=article&amp;id=329&amp;Itemid=4&amp;lang=en.html</text:p>
          </table:table-cell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bidasoaturismo.com/index.php?option=com_content&amp;view=article&amp;id=329&amp;Itemid=4&amp;lang=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/www.bidasoaturismo.com/index.php?option=com_alojamientos&amp;view=article&amp;Itemid=62&amp;alojamiento=28&amp;cat=5&amp;lang=en.html</text:p>
          </table:table-cell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bidasoaturismo.com/index.php?option=com_content&amp;view=article&amp;id=198&amp;Itemid=281&amp;lang=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./www.bidasoaturismo.com/index.php?option=com_alojamientos&amp;view=listado&amp;categoria=1&amp;Itemid=57&amp;lang=en.html</text:p>
          </table:table-cell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bidasoaturismo.com/index.php?option=com_alojamientos&amp;view=article&amp;Itemid=57&amp;alojamiento=9&amp;cat=1&amp;lang=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./www.bidasoaturismo.com/index.php?option=com_content&amp;view=article&amp;id=255&amp;Itemid=382&amp;lang=en.html</text:p>
          </table:table-cell>
        </table:table-row>
        <table:table-row table:style-name="ro2"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bidasoaturismo.com/index.php?option=com_alojamientos&amp;view=article&amp;Itemid=57&amp;alojamiento=8&amp;cat=1&amp;lang=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./www.bidasoaturismo.com/index.php?option=com_content&amp;view=article&amp;id=271&amp;Itemid=388&amp;lang=en.html</text:p>
          </table:table-cell>
        </table:table-row>
        <table:table-row table:style-name="ro2"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bidasoaturismo.com/index.php?option=com_alojamientos&amp;view=article&amp;Itemid=57&amp;alojamiento=7&amp;cat=1&amp;lang=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/www.bidasoaturismo.com/index.php?option=com_content&amp;view=article&amp;id=140&amp;Itemid=310&amp;lang=en.html</text:p>
          </table:table-cell>
        </table:table-row>
        <table:table-row table:style-name="ro2"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bidasoaturismo.com/index.php?option=com_alojamientos&amp;view=article&amp;Itemid=57&amp;alojamiento=5&amp;cat=1&amp;lang=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./www.bidasoaturismo.com/index.php?option=com_alojamientos&amp;view=article&amp;Itemid=62&amp;alojamiento=39&amp;cat=5&amp;lang=en.html</text:p>
          </table:table-cell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bidasoaturismo.com/index.php?option=com_alojamientos&amp;view=article&amp;Itemid=57&amp;alojamiento=4&amp;cat=1&amp;lang=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./www.bidasoaturismo.com/index.php?option=com_alojamientos&amp;view=article&amp;Itemid=59&amp;alojamiento=16&amp;cat=2&amp;lang=en.html</text:p>
          </table:table-cell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bidasoaturismo.com/index.php?option=com_alojamientos&amp;view=article&amp;Itemid=57&amp;alojamiento=3&amp;cat=1&amp;lang=e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./www.bidasoaturismo.com/index.php?option=com_content&amp;view=article&amp;id=127&amp;Itemid=287&amp;lang=en.html</text:p>
          </table:table-cell>
        </table:table-row>
        <table:table-row table:style-name="ro2"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bidasoaturismo.com/index.php?option=com_alojamientos&amp;view=article&amp;Itemid=57&amp;alojamiento=2&amp;cat=1&amp;lang=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./www.bidasoaturismo.com/index.php?option=com_alojamientos&amp;view=listado&amp;categoria=6&amp;Itemid=63&amp;lang=en.html</text:p>
          </table:table-cell>
        </table:table-row>
        <table:table-row table:style-name="ro2"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bidasoaturismo.com/index.php?option=com_alojamientos&amp;view=article&amp;Itemid=57&amp;alojamiento=1&amp;cat=1&amp;lang=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./www.bidasoaturismo.com/index.php?option=com_content&amp;view=article&amp;id=130&amp;Itemid=287&amp;lang=en.html</text:p>
          </table:table-cell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bidasoaturismo.com/index.php?option=com_content&amp;view=article&amp;id=310&amp;Itemid=11&amp;lang=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./www.bidasoaturismo.com/index.php?option=com_content&amp;view=article&amp;id=19&amp;Itemid=294&amp;lang=en.html</text:p>
          </table:table-cell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bidasoaturismo.com/index.php?option=com_content&amp;view=category&amp;layout=blog&amp;id=90&amp;Itemid=402&amp;lang=e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./www.bidasoaturismo.com/index.php?option=com_alojamientos&amp;view=article&amp;Itemid=57&amp;alojamiento=13&amp;cat=1&amp;lang=en.html</text:p>
          </table:table-cell>
        </table:table-row>
        <table:table-row table:style-name="ro2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bidasoaturismo.com/index.php?option=com_alojamientos&amp;view=article&amp;Itemid=63&amp;alojamiento=42&amp;cat=6&amp;lang=e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./www.bidasoaturismo.com/index.php?option=com_alojamientos&amp;view=article&amp;Itemid=62&amp;alojamiento=38&amp;cat=5&amp;lang=en.html</text:p>
          </table:table-cell>
        </table:table-row>
        <table:table-row table:style-name="ro2"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bidasoaturismo.com/index.php?option=com_alojamientos&amp;view=article&amp;Itemid=63&amp;alojamiento=41&amp;cat=6&amp;lang=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./www.bidasoaturismo.com/index.php?option=com_content&amp;view=article&amp;id=131&amp;Itemid=287&amp;lang=en.html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idasoaturismo.com/index.php?option=com_content&amp;view=article&amp;id=185&amp;Itemid=281&amp;lang=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./www.bidasoaturismo.com/index.php?option=com_content&amp;view=article&amp;id=296&amp;Itemid=226&amp;lang=en.html</text:p>
          </table:table-cell>
        </table:table-row>
        <table:table-row table:style-name="ro2"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bidasoaturismo.com/index.php?option=com_content&amp;view=article&amp;id=255&amp;Itemid=382&amp;lang=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/www.bidasoaturismo.com/index.php?option=com_alojamientos&amp;view=article&amp;Itemid=59&amp;alojamiento=24&amp;cat=2&amp;lang=en.html</text:p>
          </table:table-cell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bidasoaturismo.com/index.php?option=com_content&amp;view=article&amp;id=311&amp;Itemid=12&amp;lang=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./www.bidasoaturismo.com/index.php?option=com_content&amp;view=article&amp;id=153&amp;Itemid=298&amp;lang=en.html</text:p>
          </table:table-cell>
        </table:table-row>
        <table:table-row table:style-name="ro2"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bidasoaturismo.com/index.php?option=com_content&amp;view=article&amp;id=195&amp;Itemid=281&amp;lang=en&amp;ch=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/www.bidasoaturismo.com/index.php?option=com_content&amp;view=article&amp;id=67&amp;Itemid=74&amp;lang=en.html</text:p>
          </table:table-cell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bidasoaturismo.com/index.php?option=com_alojamientos&amp;view=article&amp;Itemid=57&amp;alojamiento=14&amp;cat=1&amp;lang=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/www.bidasoaturismo.com/index.php?option=com_content&amp;view=article&amp;id=175&amp;Itemid=357&amp;lang=en.html</text:p>
          </table:table-cell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bidasoaturismo.com/index.php?option=com_alojamientos&amp;view=article&amp;Itemid=57&amp;alojamiento=13&amp;cat=1&amp;lang=e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./www.bidasoaturismo.com/index.php?option=com_alojamientos&amp;view=article&amp;Itemid=64&amp;alojamiento=43&amp;cat=7&amp;lang=en.html</text:p>
          </table:table-cell>
        </table:table-row>
        <table:table-row table:style-name="ro2"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bidasoaturismo.com/index.php?option=com_alojamientos&amp;view=article&amp;Itemid=57&amp;alojamiento=12&amp;cat=1&amp;lang=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/www.bidasoaturismo.com/index.php?option=com_alojamientos&amp;view=article&amp;Itemid=66&amp;alojamiento=26&amp;cat=9&amp;lang=en.html</text:p>
          </table:table-cell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bidasoaturismo.com/index.php?option=com_alojamientos&amp;view=article&amp;Itemid=57&amp;alojamiento=11&amp;cat=1&amp;lang=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./www.bidasoaturismo.com/index.php?option=com_alojamientos&amp;view=article&amp;Itemid=66&amp;alojamiento=1&amp;cat=9&amp;lang=en.html</text:p>
          </table:table-cell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bidasoaturismo.com/index.php?option=com_alojamientos&amp;view=article&amp;Itemid=57&amp;alojamiento=10&amp;cat=1&amp;lang=e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/www.bidasoaturismo.com/index.php?option=com_content&amp;view=article&amp;id=254&amp;Itemid=382&amp;lang=en.html</text:p>
          </table:table-cell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bidasoaturismo.com/index.php?option=com_content&amp;view=article&amp;id=312&amp;Itemid=13&amp;lang=e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./www.bidasoaturismo.com/index.php?option=com_content&amp;view=article&amp;id=286&amp;Itemid=302&amp;lang=en.html</text:p>
          </table:table-cell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bidasoaturismo.com/index.php?option=com_content&amp;view=article&amp;id=319&amp;Itemid=396&amp;lang=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./www.bidasoaturismo.com/index.php?option=com_alojamientos&amp;view=article&amp;Itemid=57&amp;alojamiento=3&amp;cat=1&amp;lang=en.html</text:p>
          </table:table-cell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bidasoaturismo.com/index.php?option=com_content&amp;view=article&amp;id=16&amp;Itemid=291&amp;lang=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/www.bidasoaturismo.com/index.php?option=com_content&amp;view=article&amp;id=241&amp;Itemid=378&amp;lang=en.html</text:p>
          </table:table-cell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bidasoaturismo.com/index.php?option=com_content&amp;view=article&amp;id=8&amp;Itemid=21&amp;lang=en&amp;ch=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./www.bidasoaturismo.com/index.php?option=com_content&amp;view=article&amp;id=318&amp;Itemid=395&amp;lang=en.html</text:p>
          </table:table-cell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bidasoaturismo.com/index.php?option=com_content&amp;view=article&amp;id=62&amp;Itemid=69&amp;lang=e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./www.bidasoaturismo.com/index.php?option=com_alojamientos&amp;view=article&amp;Itemid=62&amp;alojamiento=29&amp;cat=5&amp;lang=en.html</text:p>
          </table:table-cell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bidasoaturismo.com/index.php?option=com_content&amp;view=article&amp;id=121&amp;Itemid=310&amp;lang=en&amp;ch=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./www.bidasoaturismo.com/index.php?option=com_alojamientos&amp;view=article&amp;Itemid=66&amp;alojamiento=5&amp;cat=9&amp;lang=en.html</text:p>
          </table:table-cell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bidasoaturismo.com/index.php?option=com_content&amp;view=article&amp;id=313&amp;Itemid=14&amp;lang=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./www.bidasoaturismo.com/index.php?option=com_content&amp;view=article&amp;id=128&amp;Itemid=287&amp;lang=en.html</text:p>
          </table:table-cell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bidasoaturismo.com/index.php?option=com_content&amp;view=article&amp;id=291&amp;Itemid=212&amp;lang=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/www.bidasoaturismo.com/index.php?option=com_alojamientos&amp;view=article&amp;Itemid=66&amp;alojamiento=39&amp;cat=9&amp;lang=en.html</text:p>
          </table:table-cell>
        </table:table-row>
        <table:table-row table:style-name="ro2">
          <table:table-cell/>
          <table:table-cell office:value-type="float" office:value="1341" calcext:value-type="float">
            <text:p>1341</text:p>
          </table:table-cell>
          <table:table-cell office:value-type="string" calcext:value-type="string">
            <text:p>bidasoaturismo.com/index.php?option=com_content&amp;view=article&amp;id=252&amp;Itemid=382&amp;lang=en&amp;ch=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./www.bidasoaturismo.com/index.php?option=com_alojamientos&amp;view=article&amp;Itemid=62&amp;alojamiento=31&amp;cat=5&amp;lang=en.html</text:p>
          </table:table-cell>
        </table:table-row>
        <table:table-row table:style-name="ro2">
          <table:table-cell/>
          <table:table-cell office:value-type="float" office:value="1120" calcext:value-type="float">
            <text:p>1120</text:p>
          </table:table-cell>
          <table:table-cell office:value-type="string" calcext:value-type="string">
            <text:p>bidasoaturismo.com/index.php?option=com_content&amp;view=article&amp;id=154&amp;Itemid=300&amp;lang=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./www.bidasoaturismo.com/index.php?option=com_content&amp;view=article&amp;id=291&amp;Itemid=212&amp;lang=en.html</text:p>
          </table:table-cell>
        </table:table-row>
        <table:table-row table:style-name="ro2"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bidasoaturismo.com/index.php?option=com_content&amp;view=article&amp;id=314&amp;Itemid=15&amp;lang=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./www.bidasoaturismo.com/index.php?option=com_alojamientos&amp;view=article&amp;Itemid=62&amp;alojamiento=33&amp;cat=5&amp;lang=en.html</text:p>
          </table:table-cell>
        </table:table-row>
        <table:table-row table:style-name="ro2"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bidasoaturismo.com/index.php?option=com_alojamientos&amp;view=article&amp;Itemid=386&amp;alojamiento=46&amp;cat=10&amp;lang=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./www.bidasoaturismo.com/index.php?option=com_content&amp;view=article&amp;id=31&amp;Itemid=54&amp;lang=en.html</text:p>
          </table:table-cell>
        </table:table-row>
        <table:table-row table:style-name="ro2"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bidasoaturismo.com/index.php?option=com_content&amp;view=article&amp;id=141&amp;Itemid=310&amp;lang=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./www.bidasoaturismo.com/index.php?option=com_alojamientos&amp;view=article&amp;Itemid=66&amp;alojamiento=42&amp;cat=9&amp;lang=en.html</text:p>
          </table:table-cell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bidasoaturismo.com/index.php?option=com_content&amp;view=article&amp;id=31&amp;Itemid=54&amp;lang=e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./www.bidasoaturismo.com/index.php?option=com_content&amp;view=article&amp;id=309&amp;Itemid=10&amp;lang=en.html</text:p>
          </table:table-cell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bidasoaturismo.com/index.php?option=com_content&amp;view=article&amp;id=13&amp;Itemid=287&amp;lang=e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./www.bidasoaturismo.com/index.php?option=com_alojamientos&amp;view=article&amp;Itemid=59&amp;alojamiento=21&amp;cat=2&amp;lang=en.html</text:p>
          </table:table-cell>
        </table:table-row>
        <table:table-row table:style-name="ro2"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bidasoaturismo.com/index.php?option=com_content&amp;view=article&amp;id=347&amp;Itemid=294&amp;lang=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/www.bidasoaturismo.com/index.php?option=com_alojamientos&amp;view=article&amp;Itemid=62&amp;alojamiento=30&amp;cat=5&amp;lang=en.html</text:p>
          </table:table-cell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bidasoaturismo.com/index.php?option=com_content&amp;view=article&amp;id=23&amp;Itemid=299&amp;lang=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./www.bidasoaturismo.com/index.php?option=com_content&amp;view=article&amp;id=124&amp;Itemid=287&amp;lang=en.html</text:p>
          </table:table-cell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bidasoaturismo.com/index.php?option=com_alojamientos&amp;view=listado&amp;categoria=9&amp;Itemid=66&amp;lang=en&amp;ch=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./www.bidasoaturismo.com/index.php?option=com_alojamientos&amp;view=listado&amp;categoria=5&amp;Itemid=62&amp;lang=en.html</text:p>
          </table:table-cell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bidasoaturismo.com/index.php?option=com_content&amp;view=article&amp;Itemid=400&amp;id=345&amp;lang=e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./www.bidasoaturismo.com/index.php?option=com_alojamientos&amp;view=listado&amp;categoria=9&amp;Itemid=66&amp;lang=en.html</text:p>
          </table:table-cell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bidasoaturismo.com/index.php?option=com_content&amp;view=article&amp;id=357&amp;Itemid=294&amp;lang=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/www.bidasoaturismo.com/index.php?option=com_content&amp;view=article&amp;id=196&amp;Itemid=281&amp;lang=en.html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idasoaturismo.com/index.php?option=com_content&amp;view=article&amp;id=200&amp;Itemid=281&amp;lang=e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./www.bidasoaturismo.com/index.php?option=com_content&amp;view=article&amp;id=17&amp;Itemid=292&amp;lang=en.html</text:p>
          </table:table-cell>
        </table:table-row>
        <table:table-row table:style-name="ro2"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bidasoaturismo.com/index.php?option=com_content&amp;view=article&amp;id=127&amp;Itemid=287&amp;lang=en&amp;ch=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./www.bidasoaturismo.com/index.php?option=com_content&amp;view=article&amp;id=308&amp;Itemid=9&amp;lang=en.html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idasoaturismo.com/index.php?option=com_content&amp;view=article&amp;id=34&amp;Itemid=55&amp;lang=en&amp;ch=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./www.bidasoaturismo.com/index.php?option=com_alojamientos&amp;view=article&amp;Itemid=66&amp;alojamiento=13&amp;cat=9&amp;lang=en.html</text:p>
          </table:table-cell>
        </table:table-row>
        <table:table-row table:style-name="ro2">
          <table:table-cell/>
          <table:table-cell office:value-type="float" office:value="2088" calcext:value-type="float">
            <text:p>2088</text:p>
          </table:table-cell>
          <table:table-cell office:value-type="string" calcext:value-type="string">
            <text:p>bidasoaturismo.com/index.php?option=com_content&amp;view=article&amp;id=377&amp;Itemid=294&amp;lang=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./www.bidasoaturismo.com/index.php?option=com_content&amp;view=article&amp;id=376&amp;Itemid=294&amp;lang=en.html</text:p>
          </table:table-cell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bidasoaturismo.com/index.php?option=com_content&amp;view=article&amp;id=20&amp;Itemid=295&amp;lang=en&amp;ch=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./www.bidasoaturismo.com/index.php?option=com_content&amp;view=article&amp;id=160&amp;Itemid=48&amp;lang=en.html</text:p>
          </table:table-cell>
        </table:table-row>
        <table:table-row table:style-name="ro2"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bidasoaturismo.com/index.php?option=com_content&amp;view=article&amp;id=147&amp;Itemid=290&amp;lang=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./www.bidasoaturismo.com/index.php?option=com_content&amp;view=article&amp;id=370&amp;Itemid=228&amp;lang=en.html</text:p>
          </table:table-cell>
        </table:table-row>
        <table:table-row table:style-name="ro2">
          <table:table-cell/>
          <table:table-cell office:value-type="float" office:value="1234" calcext:value-type="float">
            <text:p>1234</text:p>
          </table:table-cell>
          <table:table-cell office:value-type="string" calcext:value-type="string">
            <text:p>bidasoaturismo.com/index.php?option=com_content&amp;view=article&amp;Itemid=400&amp;id=342&amp;lang=e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./www.bidasoaturismo.com/index.php?option=com_alojamientos&amp;view=article&amp;Itemid=66&amp;alojamiento=2&amp;cat=9&amp;lang=en.html</text:p>
          </table:table-cell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bidasoaturismo.com/index.php?option=com_content&amp;view=article&amp;Itemid=400&amp;id=419&amp;lang=en&amp;ch=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./www.bidasoaturismo.com/index.php?option=com_alojamientos&amp;view=article&amp;Itemid=65&amp;alojamiento=45&amp;cat=8&amp;lang=en.html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idasoaturismo.com/index.php?option=com_content&amp;view=article&amp;id=217&amp;Itemid=384&amp;lang=en&amp;ch=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./www.bidasoaturismo.com/index.php?option=com_content&amp;view=article&amp;id=375&amp;Itemid=401&amp;lang=en.html</text:p>
          </table:table-cell>
        </table:table-row>
        <table:table-row table:style-name="ro2"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bidasoaturismo.com/index.php?option=com_content&amp;view=article&amp;id=375&amp;Itemid=401&amp;lang=e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./www.bidasoaturismo.com/index.php?option=com_content&amp;view=article&amp;id=261&amp;Itemid=384&amp;lang=en.html</text:p>
          </table:table-cell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bidasoaturismo.com/index.php?option=com_content&amp;view=article&amp;id=157&amp;Itemid=299&amp;lang=e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./www.bidasoaturismo.com/index.php?option=com_alojamientos&amp;view=article&amp;Itemid=62&amp;alojamiento=37&amp;cat=5&amp;lang=en.html</text:p>
          </table:table-cell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bidasoaturismo.com/index.php?option=com_content&amp;view=article&amp;id=124&amp;Itemid=287&amp;lang=e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./www.bidasoaturismo.com/index.php?option=com_content&amp;view=article&amp;id=141&amp;Itemid=310&amp;lang=en.html</text:p>
          </table:table-cell>
        </table:table-row>
        <table:table-row table:style-name="ro2">
          <table:table-cell/>
          <table:table-cell office:value-type="float" office:value="2145" calcext:value-type="float">
            <text:p>2145</text:p>
          </table:table-cell>
          <table:table-cell office:value-type="string" calcext:value-type="string">
            <text:p>bidasoaturismo.com/index.php?option=com_content&amp;view=article&amp;id=20&amp;Itemid=228&amp;lang=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./www.bidasoaturismo.com/index.php?option=com_content&amp;view=article&amp;id=320&amp;Itemid=397&amp;lang=en.html</text:p>
          </table:table-cell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bidasoaturismo.com/index.php?option=com_content&amp;view=article&amp;id=144&amp;Itemid=290&amp;lang=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/www.bidasoaturismo.com/index.php?option=com_content&amp;view=article&amp;id=11&amp;Itemid=24&amp;lang=en.html</text:p>
          </table:table-cell>
        </table:table-row>
        <table:table-row table:style-name="ro2"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bidasoaturismo.com/index.php?option=com_content&amp;view=article&amp;Itemid=400&amp;id=395&amp;lang=en&amp;ch=1&amp;ch=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/www.bidasoaturismo.com/index.php?option=com_content&amp;view=article&amp;id=143&amp;Itemid=290&amp;lang=en.html</text:p>
          </table:table-cell>
        </table:table-row>
        <table:table-row table:style-name="ro2"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bidasoaturismo.com/index.php?option=com_content&amp;view=article&amp;id=351&amp;Itemid=296&amp;lang=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./www.bidasoaturismo.com/index.php?option=com_content&amp;view=article&amp;id=154&amp;Itemid=300&amp;lang=en.html</text:p>
          </table:table-cell>
        </table:table-row>
        <table:table-row table:style-name="ro2"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bidasoaturismo.com/index.php?option=com_alojamientos&amp;view=article&amp;Itemid=64&amp;alojamiento=49&amp;cat=7&amp;lang=e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./www.bidasoaturismo.com/index.php?option=com_content&amp;view=article&amp;id=162&amp;Itemid=355&amp;lang=en.html</text:p>
          </table:table-cell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bidasoaturismo.com/index.php?option=com_alojamientos&amp;view=article&amp;Itemid=64&amp;alojamiento=44&amp;cat=7&amp;lang=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./www.bidasoaturismo.com/index.php?option=com_alojamientos&amp;view=article&amp;Itemid=59&amp;alojamiento=18&amp;cat=2&amp;lang=en.html</text:p>
          </table:table-cell>
        </table:table-row>
        <table:table-row table:style-name="ro2">
          <table:table-cell/>
          <table:table-cell office:value-type="float" office:value="1433" calcext:value-type="float">
            <text:p>1433</text:p>
          </table:table-cell>
          <table:table-cell office:value-type="string" calcext:value-type="string">
            <text:p>bidasoaturismo.com/index.php?option=com_alojamientos&amp;view=article&amp;Itemid=64&amp;alojamiento=43&amp;cat=7&amp;lang=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./www.bidasoaturismo.com/index.php?option=com_content&amp;view=article&amp;Itemid=400&amp;id=342&amp;lang=en.html</text:p>
          </table:table-cell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bidasoaturismo.com/index.php?option=com_content&amp;view=article&amp;id=131&amp;Itemid=287&amp;lang=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./www.bidasoaturismo.com/index.php?option=com_alojamientos&amp;view=listado&amp;categoria=7&amp;Itemid=64&amp;lang=en.html</text:p>
          </table:table-cell>
        </table:table-row>
        <table:table-row table:style-name="ro2"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bidasoaturismo.com/index.php?option=com_content&amp;view=article&amp;id=415&amp;Itemid=294&amp;lang=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./www.bidasoaturismo.com/index.php?option=com_content&amp;view=article&amp;id=272&amp;Itemid=228&amp;lang=en.html</text:p>
          </table:table-cell>
        </table:table-row>
        <table:table-row table:style-name="ro2"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bidasoaturismo.com/index.php?option=com_content&amp;view=article&amp;id=234&amp;Itemid=378&amp;lang=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./www.bidasoaturismo.com/index.php?option=com_content&amp;view=article&amp;id=411&amp;Itemid=228&amp;lang=en.html</text:p>
          </table:table-cell>
        </table:table-row>
        <table:table-row table:style-name="ro2">
          <table:table-cell/>
          <table:table-cell office:value-type="float" office:value="1517" calcext:value-type="float">
            <text:p>1517</text:p>
          </table:table-cell>
          <table:table-cell office:value-type="string" calcext:value-type="string">
            <text:p>bidasoaturismo.com/index.php?option=com_content&amp;view=article&amp;id=244&amp;Itemid=378&amp;lang=en&amp;ch=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/www.bidasoaturismo.com/index.php?option=com_alojamientos&amp;view=article&amp;Itemid=57&amp;alojamiento=11&amp;cat=1&amp;lang=en.html</text:p>
          </table:table-cell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bidasoaturismo.com/index.php?option=com_alojamientos&amp;view=article&amp;Itemid=62&amp;alojamiento=40&amp;cat=5&amp;lang=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./www.bidasoaturismo.com/index.php?option=com_content&amp;view=article&amp;id=8&amp;Itemid=21&amp;lang=en.html</text:p>
          </table:table-cell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bidasoaturismo.com/index.php?option=com_alojamientos&amp;view=article&amp;Itemid=62&amp;alojamiento=39&amp;cat=5&amp;lang=en&amp;ch=1&amp;ch=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./www.bidasoaturismo.com/index.php?option=com_content&amp;view=article&amp;id=139&amp;Itemid=288&amp;lang=en.html</text:p>
          </table:table-cell>
        </table:table-row>
        <table:table-row table:style-name="ro2"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bidasoaturismo.com/index.php?option=com_alojamientos&amp;view=article&amp;Itemid=62&amp;alojamiento=38&amp;cat=5&amp;lang=e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./www.bidasoaturismo.com/index.php?option=com_content&amp;view=article&amp;id=38&amp;Itemid=70&amp;lang=en.html</text:p>
          </table:table-cell>
        </table:table-row>
        <table:table-row table:style-name="ro2"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bidasoaturismo.com/index.php?option=com_alojamientos&amp;view=article&amp;Itemid=62&amp;alojamiento=37&amp;cat=5&amp;lang=e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./www.bidasoaturismo.com/index.php?option=com_content&amp;view=article&amp;id=39&amp;Itemid=71&amp;lang=en.html</text:p>
          </table:table-cell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bidasoaturismo.com/index.php?option=com_alojamientos&amp;view=article&amp;Itemid=62&amp;alojamiento=36&amp;cat=5&amp;lang=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./www.bidasoaturismo.com/index.php?option=com_content&amp;view=article&amp;id=129&amp;Itemid=287&amp;lang=en.html</text:p>
          </table:table-cell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bidasoaturismo.com/index.php?option=com_alojamientos&amp;view=article&amp;Itemid=62&amp;alojamiento=35&amp;cat=5&amp;lang=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./www.bidasoaturismo.com/index.php?option=com_content&amp;view=category&amp;layout=blog&amp;id=90&amp;Itemid=402&amp;lang=en.html</text:p>
          </table:table-cell>
        </table:table-row>
        <table:table-row table:style-name="ro2">
          <table:table-cell/>
          <table:table-cell office:value-type="float" office:value="1432" calcext:value-type="float">
            <text:p>1432</text:p>
          </table:table-cell>
          <table:table-cell office:value-type="string" calcext:value-type="string">
            <text:p>bidasoaturismo.com/index.php?option=com_alojamientos&amp;view=article&amp;Itemid=62&amp;alojamiento=34&amp;cat=5&amp;lang=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./www.bidasoaturismo.com/index.php?option=com_content&amp;view=article&amp;id=146&amp;Itemid=290&amp;lang=en.html</text:p>
          </table:table-cell>
        </table:table-row>
        <table:table-row table:style-name="ro2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bidasoaturismo.com/index.php?option=com_content&amp;view=article&amp;id=285&amp;Itemid=298&amp;lang=e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/www.bidasoaturismo.com/index.php?option=com_content&amp;view=article&amp;id=256&amp;Itemid=382&amp;lang=en.html</text:p>
          </table:table-cell>
        </table:table-row>
        <table:table-row table:style-name="ro2"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bidasoaturismo.com/index.php?option=com_alojamientos&amp;view=article&amp;Itemid=62&amp;alojamiento=33&amp;cat=5&amp;lang=e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/www.bidasoaturismo.com/index.php?option=com_content&amp;view=article&amp;id=368&amp;Itemid=228&amp;lang=en.html</text:p>
          </table:table-cell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bidasoaturismo.com/index.php?option=com_alojamientos&amp;view=article&amp;Itemid=62&amp;alojamiento=32&amp;cat=5&amp;lang=e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./www.bidasoaturismo.com/index.php?option=com_content&amp;view=article&amp;id=145&amp;Itemid=290&amp;lang=en.html</text:p>
          </table:table-cell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bidasoaturismo.com/index.php?option=com_content&amp;view=article&amp;id=221&amp;Itemid=375&amp;lang=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/www.bidasoaturismo.com/index.php?option=com_alojamientos&amp;view=article&amp;Itemid=66&amp;alojamiento=27&amp;cat=9&amp;lang=en.html</text:p>
          </table:table-cell>
        </table:table-row>
        <table:table-row table:style-name="ro2"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bidasoaturismo.com/index.php?option=com_alojamientos&amp;view=article&amp;Itemid=62&amp;alojamiento=31&amp;cat=5&amp;lang=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./www.bidasoaturismo.com/index.php?option=com_content&amp;view=article&amp;id=221&amp;Itemid=375&amp;lang=en.html</text:p>
          </table:table-cell>
        </table:table-row>
        <table:table-row table:style-name="ro2">
          <table:table-cell/>
          <table:table-cell office:value-type="float" office:value="1431" calcext:value-type="float">
            <text:p>1431</text:p>
          </table:table-cell>
          <table:table-cell office:value-type="string" calcext:value-type="string">
            <text:p>bidasoaturismo.com/index.php?option=com_alojamientos&amp;view=article&amp;Itemid=62&amp;alojamiento=30&amp;cat=5&amp;lang=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./www.bidasoaturismo.com/index.php?option=com_alojamientos&amp;view=article&amp;Itemid=66&amp;alojamiento=44&amp;cat=9&amp;lang=en.html</text:p>
          </table:table-cell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bidasoaturismo.com/index.php?option=com_alojamientos&amp;view=article&amp;Itemid=62&amp;alojamiento=29&amp;cat=5&amp;lang=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./www.bidasoaturismo.com/index.php?option=com_alojamientos&amp;view=article&amp;Itemid=66&amp;alojamiento=3&amp;cat=9&amp;lang=en.html</text:p>
          </table:table-cell>
        </table:table-row>
        <table:table-row table:style-name="ro2">
          <table:table-cell/>
          <table:table-cell office:value-type="float" office:value="1672" calcext:value-type="float">
            <text:p>1672</text:p>
          </table:table-cell>
          <table:table-cell office:value-type="string" calcext:value-type="string">
            <text:p>bidasoaturismo.com/index.php?option=com_alojamientos&amp;view=article&amp;Itemid=62&amp;alojamiento=28&amp;cat=5&amp;lang=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./www.bidasoaturismo.com/index.php?option=com_content&amp;view=article&amp;id=315&amp;Itemid=16&amp;lang=en.html</text:p>
          </table:table-cell>
        </table:table-row>
        <table:table-row table:style-name="ro2"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bidasoaturismo.com/index.php?option=com_alojamientos&amp;view=article&amp;Itemid=62&amp;alojamiento=27&amp;cat=5&amp;lang=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./www.bidasoaturismo.com/index.php?option=com_content&amp;view=article&amp;id=194&amp;Itemid=281&amp;lang=en.html</text:p>
          </table:table-cell>
        </table:table-row>
        <table:table-row table:style-name="ro2"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bidasoaturismo.com/index.php?option=com_alojamientos&amp;view=article&amp;Itemid=62&amp;alojamiento=26&amp;cat=5&amp;lang=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./www.bidasoaturismo.com/index.php?option=com_content&amp;view=article&amp;id=65&amp;Itemid=72&amp;lang=en.html</text:p>
          </table:table-cell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bidasoaturismo.com/index.php?option=com_content&amp;view=article&amp;id=371&amp;Itemid=228&amp;lang=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./www.bidasoaturismo.com/index.php?option=com_content&amp;view=article&amp;id=246&amp;Itemid=378&amp;lang=en.html</text:p>
          </table:table-cell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bidasoaturismo.com/index.php?option=com_content&amp;view=article&amp;id=24&amp;Itemid=300&amp;lang=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./www.bidasoaturismo.com/index.php?option=com_alojamientos&amp;view=article&amp;Itemid=59&amp;alojamiento=15&amp;cat=2&amp;lang=en.html</text:p>
          </table:table-cell>
        </table:table-row>
        <table:table-row table:style-name="ro2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bidasoaturismo.com/index.php?option=com_content&amp;view=article&amp;id=298&amp;Itemid=234&amp;lang=e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/www.bidasoaturismo.com/index.php?option=com_content&amp;view=article&amp;id=195&amp;Itemid=281&amp;lang=en.html</text:p>
          </table:table-cell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bidasoaturismo.com/index.php?option=com_content&amp;view=article&amp;id=349&amp;Itemid=294&amp;lang=en&amp;ch=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./www.bidasoaturismo.com/index.php?option=com_content&amp;view=article&amp;id=197&amp;Itemid=281&amp;lang=en.html</text:p>
          </table:table-cell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bidasoaturismo.com/index.php?option=com_content&amp;view=article&amp;id=308&amp;Itemid=9&amp;lang=en&amp;ch=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./www.bidasoaturismo.com/index.php?option=com_alojamientos&amp;view=article&amp;Itemid=66&amp;alojamiento=21&amp;cat=9&amp;lang=en.html</text:p>
          </table:table-cell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bidasoaturismo.com/index.php?option=com_content&amp;view=article&amp;id=199&amp;Itemid=281&amp;lang=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./www.bidasoaturismo.com/index.php?option=com_content&amp;view=article&amp;id=330&amp;Itemid=6&amp;lang=en.html</text:p>
          </table:table-cell>
        </table:table-row>
        <table:table-row table:style-name="ro2">
          <table:table-cell/>
          <table:table-cell office:value-type="float" office:value="1137" calcext:value-type="float">
            <text:p>1137</text:p>
          </table:table-cell>
          <table:table-cell office:value-type="string" calcext:value-type="string">
            <text:p>bidasoaturismo.com/index.php?option=com_content&amp;view=article&amp;id=272&amp;Itemid=228&amp;lang=en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./www.bidasoaturismo.com/index.php?option=com_alojamientos&amp;view=article&amp;Itemid=62&amp;alojamiento=27&amp;cat=5&amp;lang=en.html</text:p>
          </table:table-cell>
        </table:table-row>
        <table:table-row table:style-name="ro2">
          <table:table-cell/>
          <table:table-cell office:value-type="float" office:value="1832" calcext:value-type="float">
            <text:p>1832</text:p>
          </table:table-cell>
          <table:table-cell office:value-type="string" calcext:value-type="string">
            <text:p>bidasoaturismo.com/index.php?option=com_content&amp;view=article&amp;id=414&amp;Itemid=294&amp;lang=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./www.bidasoaturismo.com/index.php?option=com_content&amp;view=article&amp;id=149&amp;Itemid=290&amp;lang=en.html</text:p>
          </table:table-cell>
        </table:table-row>
        <table:table-row table:style-name="ro2"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bidasoaturismo.com/index.php?option=com_content&amp;view=article&amp;id=196&amp;Itemid=281&amp;lang=e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./www.bidasoaturismo.com/index.php?option=com_content&amp;view=article&amp;id=218&amp;Itemid=382&amp;lang=en.html</text:p>
          </table:table-cell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bidasoaturismo.com/index.php?option=com_content&amp;view=article&amp;id=17&amp;Itemid=292&amp;lang=e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./www.bidasoaturismo.com/index.php?option=com_alojamientos&amp;view=article&amp;Itemid=64&amp;alojamiento=49&amp;cat=7&amp;lang=en.html</text:p>
          </table:table-cell>
        </table:table-row>
        <table:table-row table:style-name="ro2">
          <table:table-cell/>
          <table:table-cell office:value-type="float" office:value="1328" calcext:value-type="float">
            <text:p>1328</text:p>
          </table:table-cell>
          <table:table-cell office:value-type="string" calcext:value-type="string">
            <text:p>bidasoaturismo.com/index.php?option=com_content&amp;view=article&amp;id=292&amp;Itemid=213&amp;lang=e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./www.bidasoaturismo.com/index.php?option=com_content&amp;view=article&amp;id=155&amp;Itemid=300&amp;lang=en.html</text:p>
          </table:table-cell>
        </table:table-row>
        <table:table-row table:style-name="ro2">
          <table:table-cell/>
          <table:table-cell office:value-type="float" office:value="1809" calcext:value-type="float">
            <text:p>1809</text:p>
          </table:table-cell>
          <table:table-cell office:value-type="string" calcext:value-type="string">
            <text:p>bidasoaturismo.com/index.php?option=com_content&amp;view=article&amp;id=253&amp;Itemid=382&amp;lang=e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./www.bidasoaturismo.com/index.php?option=com_alojamientos&amp;view=article&amp;Itemid=66&amp;alojamiento=24&amp;cat=9&amp;lang=en.html</text:p>
          </table:table-cell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bidasoaturismo.com/index.php?option=com_content&amp;view=article&amp;id=155&amp;Itemid=300&amp;lang=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./www.bidasoaturismo.com/index.php?option=com_alojamientos&amp;view=article&amp;Itemid=57&amp;alojamiento=7&amp;cat=1&amp;lang=en.html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bidasoaturismo.com/index.php?option=com_content&amp;view=article&amp;id=230&amp;Itemid=371&amp;lang=e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./www.bidasoaturismo.com/index.php?option=com_alojamientos&amp;view=article&amp;Itemid=59&amp;alojamiento=19&amp;cat=2&amp;lang=en.html</text:p>
          </table:table-cell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bidasoaturismo.com/index.php?option=com_content&amp;view=article&amp;id=309&amp;Itemid=10&amp;lang=e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./www.bidasoaturismo.com/index.php?option=com_content&amp;view=article&amp;id=66&amp;Itemid=73&amp;lang=en.html</text:p>
          </table:table-cell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bidasoaturismo.com/index.php?option=com_content&amp;view=article&amp;id=14&amp;Itemid=288&amp;lang=en&amp;ch=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./www.bidasoaturismo.com/index.php?option=com_alojamientos&amp;view=article&amp;Itemid=57&amp;alojamiento=5&amp;cat=1&amp;lang=en.html</text:p>
          </table:table-cell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bidasoaturismo.com/index.php?option=com_content&amp;view=article&amp;id=26&amp;Itemid=49&amp;lang=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./www.bidasoaturismo.com/index.php?option=com_content&amp;view=article&amp;id=14&amp;Itemid=288&amp;lang=en.html</text:p>
          </table:table-cell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bidasoaturismo.com/index.php?option=com_content&amp;view=article&amp;id=27&amp;Itemid=50&amp;lang=e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./www.bidasoaturismo.com/index.php?option=com_content&amp;view=article&amp;id=183&amp;Itemid=55&amp;lang=en.html</text:p>
          </table:table-cell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bidasoaturismo.com/index.php?option=com_content&amp;view=article&amp;id=411&amp;Itemid=228&amp;lang=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./www.bidasoaturismo.com/index.php?option=com_content&amp;view=article&amp;id=297&amp;Itemid=230&amp;lang=en.html</text:p>
          </table:table-cell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idasoaturismo.com/index.php?option=com_alojamientos&amp;view=listado&amp;categoria=1&amp;Itemid=57&amp;lang=e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./www.bidasoaturismo.com/index.php?option=com_content&amp;view=article&amp;id=28&amp;Itemid=51&amp;lang=en.html</text:p>
          </table:table-cell>
        </table:table-row>
        <table:table-row table:style-name="ro2"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bidasoaturismo.com/index.php?option=com_content&amp;view=article&amp;id=128&amp;Itemid=287&amp;lang=en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./www.bidasoaturismo.com/index.php?option=com_content&amp;view=article&amp;id=285&amp;Itemid=298&amp;lang=en.html</text:p>
          </table:table-cell>
        </table:table-row>
        <table:table-row table:style-name="ro2"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bidasoaturismo.com/index.php?option=com_content&amp;view=article&amp;id=286&amp;Itemid=302&amp;lang=e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./www.bidasoaturismo.com/index.php?option=com_alojamientos&amp;view=article&amp;Itemid=66&amp;alojamiento=8&amp;cat=9&amp;lang=en.html</text:p>
          </table:table-cell>
        </table:table-row>
        <table:table-row table:style-name="ro2">
          <table:table-cell/>
          <table:table-cell office:value-type="float" office:value="1870" calcext:value-type="float">
            <text:p>1870</text:p>
          </table:table-cell>
          <table:table-cell office:value-type="string" calcext:value-type="string">
            <text:p>bidasoaturismo.com/index.php?option=com_content&amp;view=article&amp;id=260&amp;Itemid=384&amp;lang=e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./www.bidasoaturismo.com/index.php?option=com_content&amp;view=article&amp;id=310&amp;Itemid=11&amp;lang=en.html</text:p>
          </table:table-cell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bidasoaturismo.com/index.php?option=com_content&amp;view=article&amp;id=28&amp;Itemid=51&amp;lang=en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./www.bidasoaturismo.com/index.php?option=com_alojamientos&amp;view=article&amp;Itemid=59&amp;alojamiento=17&amp;cat=2&amp;lang=en.html</text:p>
          </table:table-cell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bidasoaturismo.com/index.php?option=com_content&amp;view=article&amp;id=138&amp;Itemid=287&amp;lang=e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./www.bidasoaturismo.com/index.php?option=com_alojamientos&amp;view=article&amp;Itemid=62&amp;alojamiento=35&amp;cat=5&amp;lang=en.html</text:p>
          </table:table-cell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bidasoaturismo.com/index.php?option=com_content&amp;view=article&amp;id=378&amp;Itemid=294&amp;lang=en&amp;ch=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./www.bidasoaturismo.com/index.php?option=com_alojamientos&amp;view=article&amp;Itemid=62&amp;alojamiento=34&amp;cat=5&amp;lang=en.html</text:p>
          </table:table-cell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bidasoaturismo.com/index.php?option=com_content&amp;view=article&amp;id=21&amp;Itemid=296&amp;lang=e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./www.bidasoaturismo.com/index.php?option=com_content&amp;view=article&amp;id=123&amp;Itemid=287&amp;lang=en.html</text:p>
          </table:table-cell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bidasoaturismo.com/index.php?option=com_content&amp;view=article&amp;id=11&amp;Itemid=24&amp;lang=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./www.bidasoaturismo.com/index.php?option=com_content&amp;view=article&amp;id=16&amp;Itemid=291&amp;lang=en.html</text:p>
          </table:table-cell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bidasoaturismo.com/index.php?option=com_content&amp;view=article&amp;id=148&amp;Itemid=290&amp;lang=en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./www.bidasoaturismo.com/index.php?option=com_content&amp;view=article&amp;id=15&amp;Itemid=290&amp;lang=en.html</text:p>
          </table:table-cell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bidasoaturismo.com/index.php?option=com_content&amp;view=article&amp;id=358&amp;Itemid=228&amp;lang=e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./www.bidasoaturismo.com/index.php?option=com_content&amp;view=article&amp;id=148&amp;Itemid=290&amp;lang=en.html</text:p>
          </table:table-cell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bidasoaturismo.com/index.php?option=com_content&amp;view=article&amp;id=218&amp;Itemid=382&amp;lang=en&amp;ch=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./www.bidasoaturismo.com/index.php?option=com_content&amp;view=article&amp;id=312&amp;Itemid=13&amp;lang=en.html</text:p>
          </table:table-cell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bidasoaturismo.com/index.php?option=com_content&amp;view=article&amp;id=12&amp;Itemid=25&amp;lang=e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./www.bidasoaturismo.com/index.php?option=com_content&amp;view=article&amp;id=244&amp;Itemid=378&amp;lang=en.html</text:p>
          </table:table-cell>
        </table:table-row>
        <table:table-row table:style-name="ro2">
          <table:table-cell/>
          <table:table-cell office:value-type="float" office:value="1383" calcext:value-type="float">
            <text:p>1383</text:p>
          </table:table-cell>
          <table:table-cell office:value-type="string" calcext:value-type="string">
            <text:p>bidasoaturismo.com/index.php?option=com_content&amp;view=article&amp;id=125&amp;Itemid=287&amp;lang=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./www.bidasoaturismo.com/index.php?option=com_content&amp;view=article&amp;id=338&amp;Itemid=298&amp;lang=en.html</text:p>
          </table:table-cell>
        </table:table-row>
        <table:table-row table:style-name="ro2">
          <table:table-cell/>
          <table:table-cell office:value-type="float" office:value="1333" calcext:value-type="float">
            <text:p>1333</text:p>
          </table:table-cell>
          <table:table-cell office:value-type="string" calcext:value-type="string">
            <text:p>bidasoaturismo.com/index.php?option=com_content&amp;view=article&amp;id=368&amp;Itemid=228&amp;lang=e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./www.bidasoaturismo.com/index.php?lang=en.html</text:p>
          </table:table-cell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bidasoaturismo.com/index.php?option=com_content&amp;view=article&amp;id=158&amp;Itemid=46&amp;lang=e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./www.bidasoaturismo.com/index.php?option=com_content&amp;view=article&amp;id=408&amp;Itemid=405&amp;lang=en.html</text:p>
          </table:table-cell>
        </table:table-row>
        <table:table-row table:style-name="ro2"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bidasoaturismo.com/index.php?option=com_content&amp;amp;view=article&amp;amp;id=222&amp;amp;Itemid=372&amp;amp;lang=e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./www.bidasoaturismo.com/index.php?option=com_content&amp;view=article&amp;id=22&amp;Itemid=298&amp;lang=en.html</text:p>
          </table:table-cell>
        </table:table-row>
        <table:table-row table:style-name="ro2"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bidasoaturismo.com/index.php?option=com_alojamientos&amp;view=article&amp;Itemid=61&amp;alojamiento=47&amp;cat=4&amp;lang=e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./www.bidasoaturismo.com/index.php?option=com_content&amp;view=article&amp;id=276&amp;Itemid=228&amp;lang=en.html</text:p>
          </table:table-cell>
        </table:table-row>
        <table:table-row table:style-name="ro2"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bidasoaturismo.com/index.php?option=com_content&amp;view=article&amp;id=21&amp;Itemid=229&amp;lang=e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./www.bidasoaturismo.com/index.php?option=com_content&amp;view=article&amp;id=23&amp;Itemid=299&amp;lang=en.html</text:p>
          </table:table-cell>
        </table:table-row>
        <table:table-row table:style-name="ro2"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bidasoaturismo.com/index.php?option=com_content&amp;view=article&amp;id=145&amp;Itemid=290&amp;lang=e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./www.bidasoaturismo.com/index.php?option=com_content&amp;view=article&amp;id=281&amp;Itemid=228&amp;lang=en.html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idasoaturismo.com/index.php?option=com_content&amp;view=article&amp;id=238&amp;Itemid=378&amp;lang=e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./www.bidasoaturismo.com/index.php?option=com_content&amp;view=article&amp;id=52&amp;Itemid=236&amp;lang=en.html</text:p>
          </table:table-cell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bidasoaturismo.com/index.php?option=com_content&amp;view=article&amp;id=122&amp;Itemid=287&amp;lang=e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./www.bidasoaturismo.com/index.php?option=com_content&amp;view=article&amp;id=351&amp;Itemid=296&amp;lang=en.html</text:p>
          </table:table-cell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bidasoaturismo.com/index.php?option=com_content&amp;view=article&amp;id=160&amp;Itemid=48&amp;lang=e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./www.bidasoaturismo.com/index.php?option=com_content&amp;view=article&amp;id=277&amp;Itemid=228&amp;lang=en.html</text:p>
          </table:table-cell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bidasoaturismo.com/index.php?option=com_content&amp;view=article&amp;id=119&amp;Itemid=362&amp;lang=en&amp;ch=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./www.bidasoaturismo.com/index.php?option=com_content&amp;view=article&amp;id=18&amp;Itemid=225&amp;lang=en.html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idasoaturismo.com/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./www.bidasoaturismo.com/index.php?option=com_content&amp;view=article&amp;id=346&amp;Itemid=294&amp;lang=en.html</text:p>
          </table:table-cell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bidasoaturismo.com/index.php?option=com_content&amp;view=article&amp;id=142&amp;Itemid=290&amp;lang=en&amp;ch=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./www.bidasoaturismo.com/index.php?option=com_content&amp;view=article&amp;id=53&amp;Itemid=237&amp;lang=en.html</text:p>
          </table:table-cell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bidasoaturismo.com/index.php?option=com_content&amp;view=article&amp;Itemid=400&amp;id=393&amp;lang=e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./www.bidasoaturismo.com/index.php?option=com_content&amp;view=article&amp;id=349&amp;Itemid=294&amp;lang=en.html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idasoaturismo.com/index.php?option=com_content&amp;view=article&amp;id=19&amp;Itemid=294&amp;lang=e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./www.bidasoaturismo.com/index.php?option=com_content&amp;view=article&amp;id=294&amp;Itemid=214&amp;lang=en.html</text:p>
          </table:table-cell>
        </table:table-row>
        <table:table-row table:style-name="ro2">
          <table:table-cell/>
          <table:table-cell office:value-type="float" office:value="1340" calcext:value-type="float">
            <text:p>1340</text:p>
          </table:table-cell>
          <table:table-cell office:value-type="string" calcext:value-type="string">
            <text:p>bidasoaturismo.com/index.php?option=com_content&amp;view=article&amp;id=161&amp;Itemid=47&amp;lang=e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./www.bidasoaturismo.com/index.php?option=com_content&amp;view=article&amp;id=25&amp;Itemid=302&amp;lang=en.html</text:p>
          </table:table-cell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bidasoaturismo.com/index.php?option=com_content&amp;view=article&amp;id=152&amp;Itemid=298&amp;lang=e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./www.bidasoaturismo.com/index.php?option=com_content&amp;view=article&amp;id=279&amp;Itemid=228&amp;lang=en.html</text:p>
          </table:table-cell>
        </table:table-row>
        <table:table-row table:style-name="ro2"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bidasoaturismo.com/index.php?option=com_content&amp;view=article&amp;id=279&amp;Itemid=228&amp;lang=en&amp;ch=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./www.bidasoaturismo.com/index.php?option=com_content&amp;view=article&amp;id=347&amp;Itemid=294&amp;lang=en.html</text:p>
          </table:table-cell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bidasoaturismo.com/index.php?option=com_content&amp;view=article&amp;id=222&amp;Itemid=372&amp;lang=e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./www.bidasoaturismo.com/index.php?option=com_content&amp;view=article&amp;id=293&amp;Itemid=217&amp;lang=en.html</text:p>
          </table:table-cell>
        </table:table-row>
        <table:table-row table:style-name="ro2"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bidasoaturismo.com/index.php?option=com_alojamientos&amp;view=listado&amp;categoria=4&amp;Itemid=61&amp;lang=e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./www.bidasoaturismo.com/index.php?option=com_content&amp;view=article&amp;id=350&amp;Itemid=296&amp;lang=en.html</text:p>
          </table:table-cell>
        </table:table-row>
        <table:table-row table:style-name="ro2"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bidasoaturismo.com/index.php?option=com_content&amp;view=article&amp;id=25&amp;Itemid=302&amp;lang=e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./www.bidasoaturismo.com/index.php?option=com_content&amp;view=article&amp;id=389&amp;Itemid=298&amp;lang=en.html</text:p>
          </table:table-cell>
        </table:table-row>
        <table:table-row table:style-name="ro2"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bidasoaturismo.com/index.php?option=com_content&amp;view=article&amp;id=232&amp;Itemid=372&amp;lang=e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./www.bidasoaturismo.com/index.php?option=com_content&amp;view=article&amp;id=278&amp;Itemid=228&amp;lang=en.html</text:p>
          </table:table-cell>
        </table:table-row>
        <table:table-row table:style-name="ro2">
          <table:table-cell/>
          <table:table-cell office:value-type="float" office:value="1082" calcext:value-type="float">
            <text:p>1082</text:p>
          </table:table-cell>
          <table:table-cell office:value-type="string" calcext:value-type="string">
            <text:p>bidasoaturismo.com/index.php?option=com_content&amp;view=category&amp;layout=blog&amp;id=90&amp;Itemid=402&amp;lang=en&amp;limitstart=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./www.bidasoaturismo.com/index.php?option=com_content&amp;view=article&amp;id=414&amp;Itemid=294&amp;lang=en.html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idasoaturismo.com/index.php?option=com_alojamientos&amp;view=listado&amp;categoria=5&amp;Itemid=62&amp;lang=e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./www.bidasoaturismo.com/index.php?option=com_content&amp;view=article&amp;id=24&amp;Itemid=300&amp;lang=en.html</text:p>
          </table:table-cell>
        </table:table-row>
        <table:table-row table:style-name="ro2">
          <table:table-cell/>
          <table:table-cell office:value-type="float" office:value="2094" calcext:value-type="float">
            <text:p>2094</text:p>
          </table:table-cell>
          <table:table-cell office:value-type="string" calcext:value-type="string">
            <text:p>bidasoaturismo.com/index.php?option=com_content&amp;view=article&amp;id=19&amp;Itemid=227&amp;lang=en&amp;ch=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./www.bidasoaturismo.com/index.php?option=com_content&amp;view=article&amp;id=295&amp;Itemid=221&amp;lang=en.html</text:p>
          </table:table-cell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idasoaturismo.com/index.php?option=com_alojamientos&amp;view=listado&amp;categoria=6&amp;Itemid=63&amp;lang=e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/www.bidasoaturismo.com/index.php?option=com_content&amp;view=article&amp;id=325&amp;Itemid=398&amp;lang=en.html</text:p>
          </table:table-cell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bidasoaturismo.com/index.php?option=com_content&amp;view=article&amp;id=320&amp;Itemid=397&amp;lang=en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./www.bidasoaturismo.com/index.php?option=com_content&amp;view=article&amp;id=412&amp;Itemid=228&amp;lang=en.html</text:p>
          </table:table-cell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bidasoaturismo.com/index.php?option=com_alojamientos&amp;view=listado&amp;categoria=7&amp;Itemid=64&amp;lang=e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./www.bidasoaturismo.com/index.php?option=com_content&amp;view=article&amp;id=356&amp;Itemid=228&amp;lang=en.html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./www.bidasoaturismo.com/index.php?option=com_content&amp;view=article&amp;Itemid=400&amp;id=395&amp;lang=en.html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./www.bidasoaturismo.com/index.php?option=com_content&amp;view=article&amp;id=357&amp;Itemid=294&amp;lang=en.html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./www.bidasoaturismo.com/index.php?option=com_content&amp;view=article&amp;id=348&amp;Itemid=294&amp;lang=en.html</text:p>
          </table:table-cell>
        </table:table-row>
        <table:table-row table:style-name="ro1" table:number-rows-repeated="10483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rdering" table:style-name="ta1">
        <office:forms form:automatic-focus="false" form:apply-design-mode="false"/>
        <table:table-column table:style-name="co6" table:default-cell-style-name="Default"/>
        <table:table-column table:style-name="co5" table:number-columns-repeated="1023" table:default-cell-style-name="Default"/>
        <table:table-row table:style-name="ro2">
          <table:table-cell/>
          <table:table-cell office:value-type="string" calcext:value-type="string">
            <text:p>usageID</text:p>
          </table:table-cell>
          <table:table-cell office:value-type="string" calcext:value-type="string">
            <text:p>usageURL</text:p>
          </table:table-cell>
          <table:table-cell table:number-columns-repeated="7"/>
          <table:table-cell office:value-type="string" calcext:value-type="string">
            <text:p>contentID</text:p>
          </table:table-cell>
          <table:table-cell office:value-type="string" calcext:value-type="string">
            <text:p>contentUR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idasoaturismo.com/</text:p>
          </table:table-cell>
          <table:table-cell table:number-columns-repeated="7"/>
          <table:table-cell office:value-type="float" office:value="201" calcext:value-type="float">
            <text:p>201</text:p>
          </table:table-cell>
          <table:table-cell office:value-type="string" calcext:value-type="string">
            <text:p>./www.bidasoaturismo.com/index.php?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bidasoaturismo.com/index.php?option=com_alojamientos&amp;view=article&amp;Itemid=386&amp;alojamiento=46&amp;cat=10&amp;lang=en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string" calcext:value-type="string">
            <text:p>./www.bidasoaturismo.com/index.php?option=com_alojamientos&amp;view=article&amp;Itemid=386&amp;alojamiento=46&amp;cat=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bidasoaturismo.com/index.php?option=com_alojamientos&amp;view=article&amp;Itemid=57&amp;alojamiento=10&amp;cat=1&amp;lang=en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string" calcext:value-type="string">
            <text:p>./www.bidasoaturismo.com/index.php?option=com_alojamientos&amp;view=article&amp;Itemid=57&amp;alojamiento=10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bidasoaturismo.com/index.php?option=com_alojamientos&amp;view=article&amp;Itemid=57&amp;alojamiento=11&amp;cat=1&amp;lang=en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string" calcext:value-type="string">
            <text:p>./www.bidasoaturismo.com/index.php?option=com_alojamientos&amp;view=article&amp;Itemid=57&amp;alojamiento=11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bidasoaturismo.com/index.php?option=com_alojamientos&amp;view=article&amp;Itemid=57&amp;alojamiento=12&amp;cat=1&amp;lang=en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./www.bidasoaturismo.com/index.php?option=com_alojamientos&amp;view=article&amp;Itemid=57&amp;alojamiento=12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bidasoaturismo.com/index.php?option=com_alojamientos&amp;view=article&amp;Itemid=57&amp;alojamiento=13&amp;cat=1&amp;lang=en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string" calcext:value-type="string">
            <text:p>./www.bidasoaturismo.com/index.php?option=com_alojamientos&amp;view=article&amp;Itemid=57&amp;alojamiento=13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bidasoaturismo.com/index.php?option=com_alojamientos&amp;view=article&amp;Itemid=57&amp;alojamiento=14&amp;cat=1&amp;lang=en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string" calcext:value-type="string">
            <text:p>./www.bidasoaturismo.com/index.php?option=com_alojamientos&amp;view=article&amp;Itemid=57&amp;alojamiento=14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bidasoaturismo.com/index.php?option=com_alojamientos&amp;view=article&amp;Itemid=57&amp;alojamiento=1&amp;cat=1&amp;lang=en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./www.bidasoaturismo.com/index.php?option=com_alojamientos&amp;view=article&amp;Itemid=57&amp;alojamiento=1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bidasoaturismo.com/index.php?option=com_alojamientos&amp;view=article&amp;Itemid=57&amp;alojamiento=2&amp;cat=1&amp;lang=en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./www.bidasoaturismo.com/index.php?option=com_alojamientos&amp;view=article&amp;Itemid=57&amp;alojamiento=2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bidasoaturismo.com/index.php?option=com_alojamientos&amp;view=article&amp;Itemid=57&amp;alojamiento=3&amp;cat=1&amp;lang=en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office:value-type="string" calcext:value-type="string">
            <text:p>./www.bidasoaturismo.com/index.php?option=com_alojamientos&amp;view=article&amp;Itemid=57&amp;alojamiento=3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bidasoaturismo.com/index.php?option=com_alojamientos&amp;view=article&amp;Itemid=57&amp;alojamiento=4&amp;cat=1&amp;lang=en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string" calcext:value-type="string">
            <text:p>./www.bidasoaturismo.com/index.php?option=com_alojamientos&amp;view=article&amp;Itemid=57&amp;alojamiento=4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bidasoaturismo.com/index.php?option=com_alojamientos&amp;view=article&amp;Itemid=57&amp;alojamiento=5&amp;cat=1&amp;lang=en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string" calcext:value-type="string">
            <text:p>./www.bidasoaturismo.com/index.php?option=com_alojamientos&amp;view=article&amp;Itemid=57&amp;alojamiento=5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bidasoaturismo.com/index.php?option=com_alojamientos&amp;view=article&amp;Itemid=57&amp;alojamiento=7&amp;cat=1&amp;lang=en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string" calcext:value-type="string">
            <text:p>./www.bidasoaturismo.com/index.php?option=com_alojamientos&amp;view=article&amp;Itemid=57&amp;alojamiento=7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bidasoaturismo.com/index.php?option=com_alojamientos&amp;view=article&amp;Itemid=57&amp;alojamiento=8&amp;cat=1&amp;lang=e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./www.bidasoaturismo.com/index.php?option=com_alojamientos&amp;view=article&amp;Itemid=57&amp;alojamiento=8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bidasoaturismo.com/index.php?option=com_alojamientos&amp;view=article&amp;Itemid=57&amp;alojamiento=9&amp;cat=1&amp;lang=en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string" calcext:value-type="string">
            <text:p>./www.bidasoaturismo.com/index.php?option=com_alojamientos&amp;view=article&amp;Itemid=57&amp;alojamiento=9&amp;cat=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bidasoaturismo.com/index.php?option=com_alojamientos&amp;view=article&amp;Itemid=59&amp;alojamiento=15&amp;cat=2&amp;lang=en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office:value-type="string" calcext:value-type="string">
            <text:p>./www.bidasoaturismo.com/index.php?option=com_alojamientos&amp;view=article&amp;Itemid=59&amp;alojamiento=15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bidasoaturismo.com/index.php?option=com_alojamientos&amp;view=article&amp;Itemid=59&amp;alojamiento=16&amp;cat=2&amp;lang=en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office:value-type="string" calcext:value-type="string">
            <text:p>./www.bidasoaturismo.com/index.php?option=com_alojamientos&amp;view=article&amp;Itemid=59&amp;alojamiento=16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82" calcext:value-type="float">
            <text:p>1482</text:p>
          </table:table-cell>
          <table:table-cell office:value-type="string" calcext:value-type="string">
            <text:p>bidasoaturismo.com/index.php?option=com_alojamientos&amp;view=article&amp;Itemid=59&amp;alojamiento=17&amp;cat=2&amp;lang=en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office:value-type="string" calcext:value-type="string">
            <text:p>./www.bidasoaturismo.com/index.php?option=com_alojamientos&amp;view=article&amp;Itemid=59&amp;alojamiento=17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44" calcext:value-type="float">
            <text:p>1544</text:p>
          </table:table-cell>
          <table:table-cell office:value-type="string" calcext:value-type="string">
            <text:p>bidasoaturismo.com/index.php?option=com_alojamientos&amp;view=article&amp;Itemid=59&amp;alojamiento=18&amp;cat=2&amp;lang=en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string" calcext:value-type="string">
            <text:p>./www.bidasoaturismo.com/index.php?option=com_alojamientos&amp;view=article&amp;Itemid=59&amp;alojamiento=18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bidasoaturismo.com/index.php?option=com_alojamientos&amp;view=article&amp;Itemid=59&amp;alojamiento=19&amp;cat=2&amp;lang=en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string" calcext:value-type="string">
            <text:p>./www.bidasoaturismo.com/index.php?option=com_alojamientos&amp;view=article&amp;Itemid=59&amp;alojamiento=19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bidasoaturismo.com/index.php?option=com_alojamientos&amp;view=article&amp;Itemid=59&amp;alojamiento=20&amp;cat=2&amp;lang=en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string" calcext:value-type="string">
            <text:p>./www.bidasoaturismo.com/index.php?option=com_alojamientos&amp;view=article&amp;Itemid=59&amp;alojamiento=20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bidasoaturismo.com/index.php?option=com_alojamientos&amp;view=article&amp;Itemid=59&amp;alojamiento=21&amp;cat=2&amp;lang=en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string" calcext:value-type="string">
            <text:p>./www.bidasoaturismo.com/index.php?option=com_alojamientos&amp;view=article&amp;Itemid=59&amp;alojamiento=21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bidasoaturismo.com/index.php?option=com_alojamientos&amp;view=article&amp;Itemid=59&amp;alojamiento=23&amp;cat=2&amp;lang=en&amp;ch=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./www.bidasoaturismo.com/index.php?option=com_alojamientos&amp;view=article&amp;Itemid=59&amp;alojamiento=23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0" calcext:value-type="float">
            <text:p>1430</text:p>
          </table:table-cell>
          <table:table-cell office:value-type="string" calcext:value-type="string">
            <text:p>bidasoaturismo.com/index.php?option=com_alojamientos&amp;view=article&amp;Itemid=59&amp;alojamiento=24&amp;cat=2&amp;lang=en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string" calcext:value-type="string">
            <text:p>./www.bidasoaturismo.com/index.php?option=com_alojamientos&amp;view=article&amp;Itemid=59&amp;alojamiento=24&amp;cat=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bidasoaturismo.com/index.php?option=com_alojamientos&amp;view=article&amp;Itemid=61&amp;alojamiento=47&amp;cat=4&amp;lang=en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./www.bidasoaturismo.com/index.php?option=com_alojamientos&amp;view=article&amp;Itemid=61&amp;alojamiento=47&amp;cat=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bidasoaturismo.com/index.php?option=com_alojamientos&amp;view=article&amp;Itemid=62&amp;alojamiento=26&amp;cat=5&amp;lang=en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string" calcext:value-type="string">
            <text:p>./www.bidasoaturismo.com/index.php?option=com_alojamientos&amp;view=article&amp;Itemid=62&amp;alojamiento=26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bidasoaturismo.com/index.php?option=com_alojamientos&amp;view=article&amp;Itemid=62&amp;alojamiento=27&amp;cat=5&amp;lang=en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office:value-type="string" calcext:value-type="string">
            <text:p>./www.bidasoaturismo.com/index.php?option=com_alojamientos&amp;view=article&amp;Itemid=62&amp;alojamiento=27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72" calcext:value-type="float">
            <text:p>1672</text:p>
          </table:table-cell>
          <table:table-cell office:value-type="string" calcext:value-type="string">
            <text:p>bidasoaturismo.com/index.php?option=com_alojamientos&amp;view=article&amp;Itemid=62&amp;alojamiento=28&amp;cat=5&amp;lang=en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string" calcext:value-type="string">
            <text:p>./www.bidasoaturismo.com/index.php?option=com_alojamientos&amp;view=article&amp;Itemid=62&amp;alojamiento=28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bidasoaturismo.com/index.php?option=com_alojamientos&amp;view=article&amp;Itemid=62&amp;alojamiento=29&amp;cat=5&amp;lang=en</text:p>
          </table:table-cell>
          <table:table-cell table:number-columns-repeated="7"/>
          <table:table-cell office:value-type="float" office:value="112" calcext:value-type="float">
            <text:p>112</text:p>
          </table:table-cell>
          <table:table-cell office:value-type="string" calcext:value-type="string">
            <text:p>./www.bidasoaturismo.com/index.php?option=com_alojamientos&amp;view=article&amp;Itemid=62&amp;alojamiento=29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1" calcext:value-type="float">
            <text:p>1431</text:p>
          </table:table-cell>
          <table:table-cell office:value-type="string" calcext:value-type="string">
            <text:p>bidasoaturismo.com/index.php?option=com_alojamientos&amp;view=article&amp;Itemid=62&amp;alojamiento=30&amp;cat=5&amp;lang=en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string" calcext:value-type="string">
            <text:p>./www.bidasoaturismo.com/index.php?option=com_alojamientos&amp;view=article&amp;Itemid=62&amp;alojamiento=30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bidasoaturismo.com/index.php?option=com_alojamientos&amp;view=article&amp;Itemid=62&amp;alojamiento=31&amp;cat=5&amp;lang=en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string" calcext:value-type="string">
            <text:p>./www.bidasoaturismo.com/index.php?option=com_alojamientos&amp;view=article&amp;Itemid=62&amp;alojamiento=31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bidasoaturismo.com/index.php?option=com_alojamientos&amp;view=article&amp;Itemid=62&amp;alojamiento=32&amp;cat=5&amp;lang=en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string" calcext:value-type="string">
            <text:p>./www.bidasoaturismo.com/index.php?option=com_alojamientos&amp;view=article&amp;Itemid=62&amp;alojamiento=32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bidasoaturismo.com/index.php?option=com_alojamientos&amp;view=article&amp;Itemid=62&amp;alojamiento=33&amp;cat=5&amp;lang=en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string" calcext:value-type="string">
            <text:p>./www.bidasoaturismo.com/index.php?option=com_alojamientos&amp;view=article&amp;Itemid=62&amp;alojamiento=33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2" calcext:value-type="float">
            <text:p>1432</text:p>
          </table:table-cell>
          <table:table-cell office:value-type="string" calcext:value-type="string">
            <text:p>bidasoaturismo.com/index.php?option=com_alojamientos&amp;view=article&amp;Itemid=62&amp;alojamiento=34&amp;cat=5&amp;lang=en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office:value-type="string" calcext:value-type="string">
            <text:p>./www.bidasoaturismo.com/index.php?option=com_alojamientos&amp;view=article&amp;Itemid=62&amp;alojamiento=34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bidasoaturismo.com/index.php?option=com_alojamientos&amp;view=article&amp;Itemid=62&amp;alojamiento=35&amp;cat=5&amp;lang=en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office:value-type="string" calcext:value-type="string">
            <text:p>./www.bidasoaturismo.com/index.php?option=com_alojamientos&amp;view=article&amp;Itemid=62&amp;alojamiento=35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bidasoaturismo.com/index.php?option=com_alojamientos&amp;view=article&amp;Itemid=62&amp;alojamiento=36&amp;cat=5&amp;lang=en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string" calcext:value-type="string">
            <text:p>./www.bidasoaturismo.com/index.php?option=com_alojamientos&amp;view=article&amp;Itemid=62&amp;alojamiento=36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bidasoaturismo.com/index.php?option=com_alojamientos&amp;view=article&amp;Itemid=62&amp;alojamiento=37&amp;cat=5&amp;lang=en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string" calcext:value-type="string">
            <text:p>./www.bidasoaturismo.com/index.php?option=com_alojamientos&amp;view=article&amp;Itemid=62&amp;alojamiento=37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bidasoaturismo.com/index.php?option=com_alojamientos&amp;view=article&amp;Itemid=62&amp;alojamiento=38&amp;cat=5&amp;lang=en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string" calcext:value-type="string">
            <text:p>./www.bidasoaturismo.com/index.php?option=com_alojamientos&amp;view=article&amp;Itemid=62&amp;alojamiento=38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bidasoaturismo.com/index.php?option=com_alojamientos&amp;view=article&amp;Itemid=62&amp;alojamiento=39&amp;cat=5&amp;lang=en&amp;ch=1&amp;ch=1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string" calcext:value-type="string">
            <text:p>./www.bidasoaturismo.com/index.php?option=com_alojamientos&amp;view=article&amp;Itemid=62&amp;alojamiento=39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bidasoaturismo.com/index.php?option=com_alojamientos&amp;view=article&amp;Itemid=62&amp;alojamiento=40&amp;cat=5&amp;lang=en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string" calcext:value-type="string">
            <text:p>./www.bidasoaturismo.com/index.php?option=com_alojamientos&amp;view=article&amp;Itemid=62&amp;alojamiento=40&amp;cat=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bidasoaturismo.com/index.php?option=com_alojamientos&amp;view=article&amp;Itemid=63&amp;alojamiento=41&amp;cat=6&amp;lang=en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string" calcext:value-type="string">
            <text:p>./www.bidasoaturismo.com/index.php?option=com_alojamientos&amp;view=article&amp;Itemid=63&amp;alojamiento=41&amp;cat=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bidasoaturismo.com/index.php?option=com_alojamientos&amp;view=article&amp;Itemid=63&amp;alojamiento=42&amp;cat=6&amp;lang=en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string" calcext:value-type="string">
            <text:p>./www.bidasoaturismo.com/index.php?option=com_alojamientos&amp;view=article&amp;Itemid=63&amp;alojamiento=42&amp;cat=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3" calcext:value-type="float">
            <text:p>1433</text:p>
          </table:table-cell>
          <table:table-cell office:value-type="string" calcext:value-type="string">
            <text:p>bidasoaturismo.com/index.php?option=com_alojamientos&amp;view=article&amp;Itemid=64&amp;alojamiento=43&amp;cat=7&amp;lang=en</text:p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 office:value-type="string" calcext:value-type="string">
            <text:p>./www.bidasoaturismo.com/index.php?option=com_alojamientos&amp;view=article&amp;Itemid=64&amp;alojamiento=43&amp;cat=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bidasoaturismo.com/index.php?option=com_alojamientos&amp;view=article&amp;Itemid=64&amp;alojamiento=44&amp;cat=7&amp;lang=en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string" calcext:value-type="string">
            <text:p>./www.bidasoaturismo.com/index.php?option=com_alojamientos&amp;view=article&amp;Itemid=64&amp;alojamiento=44&amp;cat=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bidasoaturismo.com/index.php?option=com_alojamientos&amp;view=article&amp;Itemid=64&amp;alojamiento=49&amp;cat=7&amp;lang=en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office:value-type="string" calcext:value-type="string">
            <text:p>./www.bidasoaturismo.com/index.php?option=com_alojamientos&amp;view=article&amp;Itemid=64&amp;alojamiento=49&amp;cat=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97" calcext:value-type="float">
            <text:p>1897</text:p>
          </table:table-cell>
          <table:table-cell office:value-type="string" calcext:value-type="string">
            <text:p>bidasoaturismo.com/index.php?option=com_alojamientos&amp;view=article&amp;Itemid=65&amp;alojamiento=45&amp;cat=8&amp;lang=en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string" calcext:value-type="string">
            <text:p>./www.bidasoaturismo.com/index.php?option=com_alojamientos&amp;view=article&amp;Itemid=65&amp;alojamiento=45&amp;cat=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bidasoaturismo.com/index.php?option=com_alojamientos&amp;view=article&amp;Itemid=66&amp;alojamiento=13&amp;cat=9&amp;lang=en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string" calcext:value-type="string">
            <text:p>./www.bidasoaturismo.com/index.php?option=com_alojamientos&amp;view=article&amp;Itemid=66&amp;alojamiento=13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bidasoaturismo.com/index.php?option=com_alojamientos&amp;view=article&amp;Itemid=66&amp;alojamiento=14&amp;cat=9&amp;lang=en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./www.bidasoaturismo.com/index.php?option=com_alojamientos&amp;view=article&amp;Itemid=66&amp;alojamiento=14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bidasoaturismo.com/index.php?option=com_alojamientos&amp;view=article&amp;Itemid=66&amp;alojamiento=1&amp;cat=9&amp;lang=en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 office:value-type="string" calcext:value-type="string">
            <text:p>./www.bidasoaturismo.com/index.php?option=com_alojamientos&amp;view=article&amp;Itemid=66&amp;alojamiento=1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98" calcext:value-type="float">
            <text:p>2098</text:p>
          </table:table-cell>
          <table:table-cell office:value-type="string" calcext:value-type="string">
            <text:p>bidasoaturismo.com/index.php?option=com_alojamientos&amp;view=article&amp;Itemid=66&amp;alojamiento=21&amp;cat=9&amp;lang=en&amp;ch=1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string" calcext:value-type="string">
            <text:p>./www.bidasoaturismo.com/index.php?option=com_alojamientos&amp;view=article&amp;Itemid=66&amp;alojamiento=21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bidasoaturismo.com/index.php?option=com_alojamientos&amp;view=article&amp;Itemid=66&amp;alojamiento=24&amp;cat=9&amp;lang=en&amp;ch=1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office:value-type="string" calcext:value-type="string">
            <text:p>./www.bidasoaturismo.com/index.php?option=com_alojamientos&amp;view=article&amp;Itemid=66&amp;alojamiento=24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bidasoaturismo.com/index.php?option=com_alojamientos&amp;view=article&amp;Itemid=66&amp;alojamiento=26&amp;cat=9&amp;lang=en&amp;ch=1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 office:value-type="string" calcext:value-type="string">
            <text:p>./www.bidasoaturismo.com/index.php?option=com_alojamientos&amp;view=article&amp;Itemid=66&amp;alojamiento=26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56" calcext:value-type="float">
            <text:p>1556</text:p>
          </table:table-cell>
          <table:table-cell office:value-type="string" calcext:value-type="string">
            <text:p>bidasoaturismo.com/index.php?option=com_alojamientos&amp;view=article&amp;Itemid=66&amp;alojamiento=27&amp;cat=9&amp;lang=en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office:value-type="string" calcext:value-type="string">
            <text:p>./www.bidasoaturismo.com/index.php?option=com_alojamientos&amp;view=article&amp;Itemid=66&amp;alojamiento=27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47" calcext:value-type="float">
            <text:p>1847</text:p>
          </table:table-cell>
          <table:table-cell office:value-type="string" calcext:value-type="string">
            <text:p>bidasoaturismo.com/index.php?option=com_alojamientos&amp;view=article&amp;Itemid=66&amp;alojamiento=2&amp;cat=9&amp;lang=en&amp;ch=1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string" calcext:value-type="string">
            <text:p>./www.bidasoaturismo.com/index.php?option=com_alojamientos&amp;view=article&amp;Itemid=66&amp;alojamiento=2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bidasoaturismo.com/index.php?option=com_alojamientos&amp;view=article&amp;Itemid=66&amp;alojamiento=36&amp;cat=9&amp;lang=en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string" calcext:value-type="string">
            <text:p>./www.bidasoaturismo.com/index.php?option=com_alojamientos&amp;view=article&amp;Itemid=66&amp;alojamiento=36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58" calcext:value-type="float">
            <text:p>1558</text:p>
          </table:table-cell>
          <table:table-cell office:value-type="string" calcext:value-type="string">
            <text:p>bidasoaturismo.com/index.php?option=com_alojamientos&amp;view=article&amp;Itemid=66&amp;alojamiento=39&amp;cat=9&amp;lang=en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string" calcext:value-type="string">
            <text:p>./www.bidasoaturismo.com/index.php?option=com_alojamientos&amp;view=article&amp;Itemid=66&amp;alojamiento=39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11" calcext:value-type="float">
            <text:p>1911</text:p>
          </table:table-cell>
          <table:table-cell office:value-type="string" calcext:value-type="string">
            <text:p>bidasoaturismo.com/index.php?option=com_alojamientos&amp;view=article&amp;Itemid=66&amp;alojamiento=3&amp;cat=9&amp;lang=en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office:value-type="string" calcext:value-type="string">
            <text:p>./www.bidasoaturismo.com/index.php?option=com_alojamientos&amp;view=article&amp;Itemid=66&amp;alojamiento=3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bidasoaturismo.com/index.php?option=com_alojamientos&amp;view=article&amp;Itemid=66&amp;alojamiento=42&amp;cat=9&amp;lang=en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string" calcext:value-type="string">
            <text:p>./www.bidasoaturismo.com/index.php?option=com_alojamientos&amp;view=article&amp;Itemid=66&amp;alojamiento=42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04" calcext:value-type="float">
            <text:p>1904</text:p>
          </table:table-cell>
          <table:table-cell office:value-type="string" calcext:value-type="string">
            <text:p>bidasoaturismo.com/index.php?option=com_alojamientos&amp;view=article&amp;Itemid=66&amp;alojamiento=43&amp;cat=9&amp;lang=en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string" calcext:value-type="string">
            <text:p>./www.bidasoaturismo.com/index.php?option=com_alojamientos&amp;view=article&amp;Itemid=66&amp;alojamiento=43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bidasoaturismo.com/index.php?option=com_alojamientos&amp;view=article&amp;Itemid=66&amp;alojamiento=44&amp;cat=9&amp;lang=en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office:value-type="string" calcext:value-type="string">
            <text:p>./www.bidasoaturismo.com/index.php?option=com_alojamientos&amp;view=article&amp;Itemid=66&amp;alojamiento=44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57" calcext:value-type="float">
            <text:p>1557</text:p>
          </table:table-cell>
          <table:table-cell office:value-type="string" calcext:value-type="string">
            <text:p>bidasoaturismo.com/index.php?option=com_alojamientos&amp;view=article&amp;Itemid=66&amp;alojamiento=5&amp;cat=9&amp;lang=en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string" calcext:value-type="string">
            <text:p>./www.bidasoaturismo.com/index.php?option=com_alojamientos&amp;view=article&amp;Itemid=66&amp;alojamiento=5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28" calcext:value-type="float">
            <text:p>1628</text:p>
          </table:table-cell>
          <table:table-cell office:value-type="string" calcext:value-type="string">
            <text:p>bidasoaturismo.com/index.php?option=com_alojamientos&amp;view=article&amp;Itemid=66&amp;alojamiento=8&amp;cat=9&amp;lang=en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office:value-type="string" calcext:value-type="string">
            <text:p>./www.bidasoaturismo.com/index.php?option=com_alojamientos&amp;view=article&amp;Itemid=66&amp;alojamiento=8&amp;cat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idasoaturismo.com/index.php?option=com_alojamientos&amp;view=listado&amp;categoria=10&amp;Itemid=386&amp;lang=en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./www.bidasoaturismo.com/index.php?option=com_alojamientos&amp;view=listado&amp;categoria=10&amp;Itemid=38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idasoaturismo.com/index.php?option=com_alojamientos&amp;view=listado&amp;categoria=1&amp;Itemid=57&amp;lang=en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string" calcext:value-type="string">
            <text:p>./www.bidasoaturismo.com/index.php?option=com_alojamientos&amp;view=listado&amp;categoria=1&amp;Itemid=5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dasoaturismo.com/index.php?option=com_alojamientos&amp;view=listado&amp;categoria=2&amp;Itemid=59&amp;lang=en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string" calcext:value-type="string">
            <text:p>./www.bidasoaturismo.com/index.php?option=com_alojamientos&amp;view=listado&amp;categoria=2&amp;Itemid=5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bidasoaturismo.com/index.php?option=com_alojamientos&amp;view=listado&amp;categoria=4&amp;Itemid=61&amp;lang=en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string" calcext:value-type="string">
            <text:p>./www.bidasoaturismo.com/index.php?option=com_alojamientos&amp;view=listado&amp;categoria=4&amp;Itemid=6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idasoaturismo.com/index.php?option=com_alojamientos&amp;view=listado&amp;categoria=5&amp;Itemid=62&amp;lang=en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string" calcext:value-type="string">
            <text:p>./www.bidasoaturismo.com/index.php?option=com_alojamientos&amp;view=listado&amp;categoria=5&amp;Itemid=6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idasoaturismo.com/index.php?option=com_alojamientos&amp;view=listado&amp;categoria=6&amp;Itemid=63&amp;lang=en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string" calcext:value-type="string">
            <text:p>./www.bidasoaturismo.com/index.php?option=com_alojamientos&amp;view=listado&amp;categoria=6&amp;Itemid=6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bidasoaturismo.com/index.php?option=com_alojamientos&amp;view=listado&amp;categoria=7&amp;Itemid=64&amp;lang=en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string" calcext:value-type="string">
            <text:p>./www.bidasoaturismo.com/index.php?option=com_alojamientos&amp;view=listado&amp;categoria=7&amp;Itemid=6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idasoaturismo.com/index.php?option=com_alojamientos&amp;view=listado&amp;categoria=8&amp;Itemid=65&amp;lang=en&amp;ch=1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string" calcext:value-type="string">
            <text:p>./www.bidasoaturismo.com/index.php?option=com_alojamientos&amp;view=listado&amp;categoria=8&amp;Itemid=6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bidasoaturismo.com/index.php?option=com_alojamientos&amp;view=listado&amp;categoria=9&amp;Itemid=66&amp;lang=en&amp;ch=1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string" calcext:value-type="string">
            <text:p>./www.bidasoaturismo.com/index.php?option=com_alojamientos&amp;view=listado&amp;categoria=9&amp;Itemid=6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bidasoaturismo.com/index.php?option=com_content&amp;amp;view=article&amp;amp;id=222&amp;amp;Itemid=372&amp;amp;lang=en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string" calcext:value-type="string">
            <text:p>./www.bidasoaturismo.com/index.php?option=com_content&amp;view=article&amp;id=222&amp;Itemid=37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bidasoaturismo.com/index.php?option=com_content&amp;view=article&amp;id=10&amp;Itemid=23&amp;lang=en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string" calcext:value-type="string">
            <text:p>./www.bidasoaturismo.com/index.php?option=com_content&amp;view=article&amp;id=10&amp;Itemid=2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bidasoaturismo.com/index.php?option=com_content&amp;view=article&amp;id=119&amp;Itemid=362&amp;lang=en&amp;ch=1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string" calcext:value-type="string">
            <text:p>./www.bidasoaturismo.com/index.php?option=com_content&amp;view=article&amp;id=119&amp;Itemid=36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bidasoaturismo.com/index.php?option=com_content&amp;view=article&amp;id=11&amp;Itemid=24&amp;lang=en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string" calcext:value-type="string">
            <text:p>./www.bidasoaturismo.com/index.php?option=com_content&amp;view=article&amp;id=11&amp;Itemid=2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bidasoaturismo.com/index.php?option=com_content&amp;view=article&amp;id=121&amp;Itemid=310&amp;lang=en&amp;ch=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./www.bidasoaturismo.com/index.php?option=com_content&amp;view=article&amp;id=121&amp;Itemid=3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bidasoaturismo.com/index.php?option=com_content&amp;view=article&amp;id=122&amp;Itemid=287&amp;lang=en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string" calcext:value-type="string">
            <text:p>./www.bidasoaturismo.com/index.php?option=com_content&amp;view=article&amp;id=122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4" calcext:value-type="float">
            <text:p>1434</text:p>
          </table:table-cell>
          <table:table-cell office:value-type="string" calcext:value-type="string">
            <text:p>bidasoaturismo.com/index.php?option=com_content&amp;view=article&amp;id=123&amp;Itemid=287&amp;lang=en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office:value-type="string" calcext:value-type="string">
            <text:p>./www.bidasoaturismo.com/index.php?option=com_content&amp;view=article&amp;id=123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bidasoaturismo.com/index.php?option=com_content&amp;view=article&amp;id=124&amp;Itemid=287&amp;lang=en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string" calcext:value-type="string">
            <text:p>./www.bidasoaturismo.com/index.php?option=com_content&amp;view=article&amp;id=124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83" calcext:value-type="float">
            <text:p>1383</text:p>
          </table:table-cell>
          <table:table-cell office:value-type="string" calcext:value-type="string">
            <text:p>bidasoaturismo.com/index.php?option=com_content&amp;view=article&amp;id=125&amp;Itemid=287&amp;lang=en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./www.bidasoaturismo.com/index.php?option=com_content&amp;view=article&amp;id=125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bidasoaturismo.com/index.php?option=com_content&amp;view=article&amp;id=126&amp;Itemid=287&amp;lang=en&amp;ch=1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string" calcext:value-type="string">
            <text:p>./www.bidasoaturismo.com/index.php?option=com_content&amp;view=article&amp;id=126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bidasoaturismo.com/index.php?option=com_content&amp;view=article&amp;id=127&amp;Itemid=287&amp;lang=en&amp;ch=1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string" calcext:value-type="string">
            <text:p>./www.bidasoaturismo.com/index.php?option=com_content&amp;view=article&amp;id=127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bidasoaturismo.com/index.php?option=com_content&amp;view=article&amp;id=128&amp;Itemid=287&amp;lang=en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string" calcext:value-type="string">
            <text:p>./www.bidasoaturismo.com/index.php?option=com_content&amp;view=article&amp;id=128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07" calcext:value-type="float">
            <text:p>1707</text:p>
          </table:table-cell>
          <table:table-cell office:value-type="string" calcext:value-type="string">
            <text:p>bidasoaturismo.com/index.php?option=com_content&amp;view=article&amp;id=129&amp;Itemid=287&amp;lang=en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string" calcext:value-type="string">
            <text:p>./www.bidasoaturismo.com/index.php?option=com_content&amp;view=article&amp;id=129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bidasoaturismo.com/index.php?option=com_content&amp;view=article&amp;id=12&amp;Itemid=25&amp;lang=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./www.bidasoaturismo.com/index.php?option=com_content&amp;view=article&amp;id=12&amp;Itemid=2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35" calcext:value-type="float">
            <text:p>1535</text:p>
          </table:table-cell>
          <table:table-cell office:value-type="string" calcext:value-type="string">
            <text:p>bidasoaturismo.com/index.php?option=com_content&amp;view=article&amp;id=130&amp;Itemid=287&amp;lang=en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string" calcext:value-type="string">
            <text:p>./www.bidasoaturismo.com/index.php?option=com_content&amp;view=article&amp;id=130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bidasoaturismo.com/index.php?option=com_content&amp;view=article&amp;id=131&amp;Itemid=287&amp;lang=en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string" calcext:value-type="string">
            <text:p>./www.bidasoaturismo.com/index.php?option=com_content&amp;view=article&amp;id=131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bidasoaturismo.com/index.php?option=com_content&amp;view=article&amp;id=138&amp;Itemid=287&amp;lang=en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./www.bidasoaturismo.com/index.php?option=com_content&amp;view=article&amp;id=138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bidasoaturismo.com/index.php?option=com_content&amp;view=article&amp;id=139&amp;Itemid=288&amp;lang=en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office:value-type="string" calcext:value-type="string">
            <text:p>./www.bidasoaturismo.com/index.php?option=com_content&amp;view=article&amp;id=139&amp;Itemid=28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bidasoaturismo.com/index.php?option=com_content&amp;view=article&amp;id=13&amp;Itemid=287&amp;lang=en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string" calcext:value-type="string">
            <text:p>./www.bidasoaturismo.com/index.php?option=com_content&amp;view=article&amp;id=13&amp;Itemid=28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82" calcext:value-type="float">
            <text:p>1382</text:p>
          </table:table-cell>
          <table:table-cell office:value-type="string" calcext:value-type="string">
            <text:p>bidasoaturismo.com/index.php?option=com_content&amp;view=article&amp;id=140&amp;Itemid=310&amp;lang=en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string" calcext:value-type="string">
            <text:p>./www.bidasoaturismo.com/index.php?option=com_content&amp;view=article&amp;id=140&amp;Itemid=3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bidasoaturismo.com/index.php?option=com_content&amp;view=article&amp;id=141&amp;Itemid=310&amp;lang=en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string" calcext:value-type="string">
            <text:p>./www.bidasoaturismo.com/index.php?option=com_content&amp;view=article&amp;id=141&amp;Itemid=3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bidasoaturismo.com/index.php?option=com_content&amp;view=article&amp;id=142&amp;Itemid=290&amp;lang=en&amp;ch=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./www.bidasoaturismo.com/index.php?option=com_content&amp;view=article&amp;id=142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bidasoaturismo.com/index.php?option=com_content&amp;view=article&amp;id=143&amp;Itemid=290&amp;lang=en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string" calcext:value-type="string">
            <text:p>./www.bidasoaturismo.com/index.php?option=com_content&amp;view=article&amp;id=143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bidasoaturismo.com/index.php?option=com_content&amp;view=article&amp;id=144&amp;Itemid=290&amp;lang=en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string" calcext:value-type="string">
            <text:p>./www.bidasoaturismo.com/index.php?option=com_content&amp;view=article&amp;id=144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bidasoaturismo.com/index.php?option=com_content&amp;view=article&amp;id=145&amp;Itemid=290&amp;lang=en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office:value-type="string" calcext:value-type="string">
            <text:p>./www.bidasoaturismo.com/index.php?option=com_content&amp;view=article&amp;id=145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bidasoaturismo.com/index.php?option=com_content&amp;view=article&amp;id=146&amp;Itemid=290&amp;lang=en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string" calcext:value-type="string">
            <text:p>./www.bidasoaturismo.com/index.php?option=com_content&amp;view=article&amp;id=146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bidasoaturismo.com/index.php?option=com_content&amp;view=article&amp;id=147&amp;Itemid=290&amp;lang=en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string" calcext:value-type="string">
            <text:p>./www.bidasoaturismo.com/index.php?option=com_content&amp;view=article&amp;id=147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bidasoaturismo.com/index.php?option=com_content&amp;view=article&amp;id=148&amp;Itemid=290&amp;lang=en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string" calcext:value-type="string">
            <text:p>./www.bidasoaturismo.com/index.php?option=com_content&amp;view=article&amp;id=148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bidasoaturismo.com/index.php?option=com_content&amp;view=article&amp;id=149&amp;Itemid=290&amp;lang=en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string" calcext:value-type="string">
            <text:p>./www.bidasoaturismo.com/index.php?option=com_content&amp;view=article&amp;id=149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bidasoaturismo.com/index.php?option=com_content&amp;view=article&amp;id=14&amp;Itemid=288&amp;lang=en&amp;ch=1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string" calcext:value-type="string">
            <text:p>./www.bidasoaturismo.com/index.php?option=com_content&amp;view=article&amp;id=14&amp;Itemid=28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bidasoaturismo.com/index.php?option=com_content&amp;view=article&amp;id=152&amp;Itemid=298&amp;lang=en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string" calcext:value-type="string">
            <text:p>./www.bidasoaturismo.com/index.php?option=com_content&amp;view=article&amp;id=152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bidasoaturismo.com/index.php?option=com_content&amp;view=article&amp;id=153&amp;Itemid=298&amp;lang=en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string" calcext:value-type="string">
            <text:p>./www.bidasoaturismo.com/index.php?option=com_content&amp;view=article&amp;id=153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20" calcext:value-type="float">
            <text:p>1120</text:p>
          </table:table-cell>
          <table:table-cell office:value-type="string" calcext:value-type="string">
            <text:p>bidasoaturismo.com/index.php?option=com_content&amp;view=article&amp;id=154&amp;Itemid=300&amp;lang=en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string" calcext:value-type="string">
            <text:p>./www.bidasoaturismo.com/index.php?option=com_content&amp;view=article&amp;id=154&amp;Itemid=30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bidasoaturismo.com/index.php?option=com_content&amp;view=article&amp;id=155&amp;Itemid=300&amp;lang=en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office:value-type="string" calcext:value-type="string">
            <text:p>./www.bidasoaturismo.com/index.php?option=com_content&amp;view=article&amp;id=155&amp;Itemid=30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81" calcext:value-type="float">
            <text:p>1381</text:p>
          </table:table-cell>
          <table:table-cell office:value-type="string" calcext:value-type="string">
            <text:p>bidasoaturismo.com/index.php?option=com_content&amp;view=article&amp;id=156&amp;Itemid=299&amp;lang=en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string" calcext:value-type="string">
            <text:p>./www.bidasoaturismo.com/index.php?option=com_content&amp;view=article&amp;id=156&amp;Itemid=29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bidasoaturismo.com/index.php?option=com_content&amp;view=article&amp;id=157&amp;Itemid=299&amp;lang=en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./www.bidasoaturismo.com/index.php?option=com_content&amp;view=article&amp;id=157&amp;Itemid=29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bidasoaturismo.com/index.php?option=com_content&amp;view=article&amp;id=158&amp;Itemid=46&amp;lang=en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./www.bidasoaturismo.com/index.php?option=com_content&amp;view=article&amp;id=158&amp;Itemid=4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bidasoaturismo.com/index.php?option=com_content&amp;view=article&amp;id=15&amp;Itemid=290&amp;lang=en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office:value-type="string" calcext:value-type="string">
            <text:p>./www.bidasoaturismo.com/index.php?option=com_content&amp;view=article&amp;id=15&amp;Itemid=29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bidasoaturismo.com/index.php?option=com_content&amp;view=article&amp;id=160&amp;Itemid=48&amp;lang=en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string" calcext:value-type="string">
            <text:p>./www.bidasoaturismo.com/index.php?option=com_content&amp;view=article&amp;id=160&amp;Itemid=4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40" calcext:value-type="float">
            <text:p>1340</text:p>
          </table:table-cell>
          <table:table-cell office:value-type="string" calcext:value-type="string">
            <text:p>bidasoaturismo.com/index.php?option=com_content&amp;view=article&amp;id=161&amp;Itemid=47&amp;lang=en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string" calcext:value-type="string">
            <text:p>./www.bidasoaturismo.com/index.php?option=com_content&amp;view=article&amp;id=161&amp;Itemid=4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bidasoaturismo.com/index.php?option=com_content&amp;view=article&amp;id=162&amp;Itemid=355&amp;lang=en&amp;ch=1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string" calcext:value-type="string">
            <text:p>./www.bidasoaturismo.com/index.php?option=com_content&amp;view=article&amp;id=162&amp;Itemid=3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bidasoaturismo.com/index.php?option=com_content&amp;view=article&amp;id=16&amp;Itemid=291&amp;lang=en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office:value-type="string" calcext:value-type="string">
            <text:p>./www.bidasoaturismo.com/index.php?option=com_content&amp;view=article&amp;id=16&amp;Itemid=29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bidasoaturismo.com/index.php?option=com_content&amp;view=article&amp;id=175&amp;Itemid=357&amp;lang=en&amp;ch=1</text:p>
          </table:table-cell>
          <table:table-cell table:number-columns-repeated="7"/>
          <table:table-cell office:value-type="float" office:value="103" calcext:value-type="float">
            <text:p>103</text:p>
          </table:table-cell>
          <table:table-cell office:value-type="string" calcext:value-type="string">
            <text:p>./www.bidasoaturismo.com/index.php?option=com_content&amp;view=article&amp;id=175&amp;Itemid=35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bidasoaturismo.com/index.php?option=com_content&amp;view=article&amp;id=17&amp;Itemid=292&amp;lang=en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string" calcext:value-type="string">
            <text:p>./www.bidasoaturismo.com/index.php?option=com_content&amp;view=article&amp;id=17&amp;Itemid=29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bidasoaturismo.com/index.php?option=com_content&amp;view=article&amp;id=181&amp;Itemid=55&amp;lang=en&amp;ch=1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string" calcext:value-type="string">
            <text:p>./www.bidasoaturismo.com/index.php?option=com_content&amp;view=article&amp;id=181&amp;Itemid=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bidasoaturismo.com/index.php?option=com_content&amp;view=article&amp;id=182&amp;Itemid=55&amp;lang=en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./www.bidasoaturismo.com/index.php?option=com_content&amp;view=article&amp;id=182&amp;Itemid=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bidasoaturismo.com/index.php?option=com_content&amp;view=article&amp;id=183&amp;Itemid=55&amp;lang=en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office:value-type="string" calcext:value-type="string">
            <text:p>./www.bidasoaturismo.com/index.php?option=com_content&amp;view=article&amp;id=183&amp;Itemid=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bidasoaturismo.com/index.php?option=com_content&amp;view=article&amp;id=184&amp;Itemid=55&amp;lang=en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string" calcext:value-type="string">
            <text:p>./www.bidasoaturismo.com/index.php?option=com_content&amp;view=article&amp;id=184&amp;Itemid=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idasoaturismo.com/index.php?option=com_content&amp;view=article&amp;id=185&amp;Itemid=281&amp;lang=en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string" calcext:value-type="string">
            <text:p>./www.bidasoaturismo.com/index.php?option=com_content&amp;view=article&amp;id=185&amp;Itemid=281&amp;lang=en.html</text:p>
          </table:table-cell>
          <table:table-cell table:number-columns-repeated="1012"/>
        </table:table-row>
        <table:table-row table:style-name="ro2">
          <table:table-cell table:style-name="ce1"/>
          <table:table-cell table:number-columns-repeated="2"/>
          <table:table-cell table:style-name="ce1" table:number-columns-repeated="7"/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./www.bidasoaturismo.com/index.php?option=com_content&amp;view=article&amp;id=18&amp;Itemid=225&amp;lang=en.html</text:p>
          </table:table-cell>
          <table:table-cell table:style-name="ce1" table:number-columns-repeated="1012"/>
        </table:table-row>
        <table:table-row table:style-name="ro2">
          <table:table-cell/>
          <table:table-cell table:style-name="ce1" office:value-type="float" office:value="1351" calcext:value-type="float">
            <text:p>1351</text:p>
          </table:table-cell>
          <table:table-cell table:style-name="ce1" office:value-type="string" calcext:value-type="string">
            <text:p>bidasoaturismo.com/index.php?option=com_content&amp;view=article&amp;id=194&amp;Itemid=281&amp;lang=en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string" calcext:value-type="string">
            <text:p>./www.bidasoaturismo.com/index.php?option=com_content&amp;view=article&amp;id=194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bidasoaturismo.com/index.php?option=com_content&amp;view=article&amp;id=195&amp;Itemid=281&amp;lang=en&amp;ch=1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string" calcext:value-type="string">
            <text:p>./www.bidasoaturismo.com/index.php?option=com_content&amp;view=article&amp;id=195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bidasoaturismo.com/index.php?option=com_content&amp;view=article&amp;id=196&amp;Itemid=281&amp;lang=en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string" calcext:value-type="string">
            <text:p>./www.bidasoaturismo.com/index.php?option=com_content&amp;view=article&amp;id=196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bidasoaturismo.com/index.php?option=com_content&amp;view=article&amp;id=197&amp;Itemid=281&amp;lang=en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string" calcext:value-type="string">
            <text:p>./www.bidasoaturismo.com/index.php?option=com_content&amp;view=article&amp;id=197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bidasoaturismo.com/index.php?option=com_content&amp;view=article&amp;id=198&amp;Itemid=281&amp;lang=en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string" calcext:value-type="string">
            <text:p>./www.bidasoaturismo.com/index.php?option=com_content&amp;view=article&amp;id=198&amp;Itemid=28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bidasoaturismo.com/index.php?option=com_content&amp;view=article&amp;id=199&amp;Itemid=281&amp;lang=en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./www.bidasoaturismo.com/index.php?option=com_content&amp;view=article&amp;id=199&amp;Itemid=281&amp;lang=en.html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2094" calcext:value-type="float">
            <text:p>2094</text:p>
          </table:table-cell>
          <table:table-cell table:style-name="ce2" office:value-type="string" calcext:value-type="string">
            <text:p>bidasoaturismo.com/index.php?option=com_content&amp;view=article&amp;id=19&amp;Itemid=227&amp;lang=en&amp;ch=1</text:p>
          </table:table-cell>
          <table:table-cell table:style-name="ce2" table:number-columns-repeated="7"/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./www.bidasoaturismo.com/index.php?option=com_content&amp;view=article&amp;id=19&amp;Itemid=294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idasoaturismo.com/index.php?option=com_content&amp;view=article&amp;id=19&amp;Itemid=294&amp;lang=en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string" calcext:value-type="string">
            <text:p>./www.bidasoaturismo.com/index.php?option=com_content&amp;view=article&amp;id=19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idasoaturismo.com/index.php?option=com_content&amp;view=article&amp;id=200&amp;Itemid=281&amp;lang=en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./www.bidasoaturismo.com/index.php?option=com_content&amp;view=article&amp;id=200&amp;Itemid=281&amp;lang=en.html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2145" calcext:value-type="float">
            <text:p>2145</text:p>
          </table:table-cell>
          <table:table-cell table:style-name="ce2" office:value-type="string" calcext:value-type="string">
            <text:p>bidasoaturismo.com/index.php?option=com_content&amp;view=article&amp;id=20&amp;Itemid=228&amp;lang=en</text:p>
          </table:table-cell>
          <table:table-cell table:style-name="ce2" table:number-columns-repeated="7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./www.bidasoaturismo.com/index.php?option=com_content&amp;view=article&amp;id=20&amp;Itemid=295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bidasoaturismo.com/index.php?option=com_content&amp;view=article&amp;id=20&amp;Itemid=295&amp;lang=en&amp;ch=1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string" calcext:value-type="string">
            <text:p>./www.bidasoaturismo.com/index.php?option=com_content&amp;view=article&amp;id=20&amp;Itemid=29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idasoaturismo.com/index.php?option=com_content&amp;view=article&amp;id=217&amp;Itemid=384&amp;lang=en&amp;ch=1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string" calcext:value-type="string">
            <text:p>./www.bidasoaturismo.com/index.php?option=com_content&amp;view=article&amp;id=217&amp;Itemid=38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bidasoaturismo.com/index.php?option=com_content&amp;view=article&amp;id=218&amp;Itemid=382&amp;lang=en&amp;ch=1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string" calcext:value-type="string">
            <text:p>./www.bidasoaturismo.com/index.php?option=com_content&amp;view=article&amp;id=218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idasoaturismo.com/index.php?option=com_content&amp;view=article&amp;id=219&amp;Itemid=380&amp;lang=en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string" calcext:value-type="string">
            <text:p>./www.bidasoaturismo.com/index.php?option=com_content&amp;view=article&amp;id=219&amp;Itemid=380&amp;lang=en.html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bidasoaturismo.com/index.php?option=com_content&amp;view=article&amp;id=21&amp;Itemid=229&amp;lang=en</text:p>
          </table:table-cell>
          <table:table-cell table:style-name="ce2" table:number-columns-repeated="7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./www.bidasoaturismo.com/index.php?option=com_content&amp;view=article&amp;id=21&amp;Itemid=296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bidasoaturismo.com/index.php?option=com_content&amp;view=article&amp;id=21&amp;Itemid=296&amp;lang=en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./www.bidasoaturismo.com/index.php?option=com_content&amp;view=article&amp;id=21&amp;Itemid=29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bidasoaturismo.com/index.php?option=com_content&amp;view=article&amp;id=220&amp;Itemid=378&amp;lang=en&amp;ch=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./www.bidasoaturismo.com/index.php?option=com_content&amp;view=article&amp;id=220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bidasoaturismo.com/index.php?option=com_content&amp;view=article&amp;id=221&amp;Itemid=375&amp;lang=en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office:value-type="string" calcext:value-type="string">
            <text:p>./www.bidasoaturismo.com/index.php?option=com_content&amp;view=article&amp;id=221&amp;Itemid=37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bidasoaturismo.com/index.php?option=com_content&amp;view=article&amp;id=222&amp;Itemid=372&amp;lang=en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string" calcext:value-type="string">
            <text:p>./www.bidasoaturismo.com/index.php?option=com_content&amp;view=article&amp;id=222&amp;Itemid=37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idasoaturismo.com/index.php?option=com_content&amp;view=article&amp;id=22&amp;Itemid=298&amp;lang=en</text:p>
          </table:table-cell>
          <table:table-cell table:number-columns-repeated="7"/>
          <table:table-cell office:value-type="float" office:value="203" calcext:value-type="float">
            <text:p>203</text:p>
          </table:table-cell>
          <table:table-cell office:value-type="string" calcext:value-type="string">
            <text:p>./www.bidasoaturismo.com/index.php?option=com_content&amp;view=article&amp;id=22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bidasoaturismo.com/index.php?option=com_content&amp;view=article&amp;id=230&amp;Itemid=371&amp;lang=en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string" calcext:value-type="string">
            <text:p>./www.bidasoaturismo.com/index.php?option=com_content&amp;view=article&amp;id=230&amp;Itemid=37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bidasoaturismo.com/index.php?option=com_content&amp;view=article&amp;id=232&amp;Itemid=372&amp;lang=en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string" calcext:value-type="string">
            <text:p>./www.bidasoaturismo.com/index.php?option=com_content&amp;view=article&amp;id=232&amp;Itemid=37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bidasoaturismo.com/index.php?option=com_content&amp;view=article&amp;id=234&amp;Itemid=378&amp;lang=en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string" calcext:value-type="string">
            <text:p>./www.bidasoaturismo.com/index.php?option=com_content&amp;view=article&amp;id=234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bidasoaturismo.com/index.php?option=com_content&amp;view=article&amp;id=236&amp;Itemid=378&amp;lang=en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string" calcext:value-type="string">
            <text:p>./www.bidasoaturismo.com/index.php?option=com_content&amp;view=article&amp;id=236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idasoaturismo.com/index.php?option=com_content&amp;view=article&amp;id=238&amp;Itemid=378&amp;lang=e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./www.bidasoaturismo.com/index.php?option=com_content&amp;view=article&amp;id=238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bidasoaturismo.com/index.php?option=com_content&amp;view=article&amp;id=23&amp;Itemid=299&amp;lang=en</text:p>
          </table:table-cell>
          <table:table-cell table:number-columns-repeated="7"/>
          <table:table-cell office:value-type="float" office:value="205" calcext:value-type="float">
            <text:p>205</text:p>
          </table:table-cell>
          <table:table-cell office:value-type="string" calcext:value-type="string">
            <text:p>./www.bidasoaturismo.com/index.php?option=com_content&amp;view=article&amp;id=23&amp;Itemid=29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71" calcext:value-type="float">
            <text:p>1871</text:p>
          </table:table-cell>
          <table:table-cell office:value-type="string" calcext:value-type="string">
            <text:p>bidasoaturismo.com/index.php?option=com_content&amp;view=article&amp;id=241&amp;Itemid=378&amp;lang=en&amp;ch=1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 office:value-type="string" calcext:value-type="string">
            <text:p>./www.bidasoaturismo.com/index.php?option=com_content&amp;view=article&amp;id=241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17" calcext:value-type="float">
            <text:p>1517</text:p>
          </table:table-cell>
          <table:table-cell office:value-type="string" calcext:value-type="string">
            <text:p>bidasoaturismo.com/index.php?option=com_content&amp;view=article&amp;id=244&amp;Itemid=378&amp;lang=en&amp;ch=1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string" calcext:value-type="string">
            <text:p>./www.bidasoaturismo.com/index.php?option=com_content&amp;view=article&amp;id=244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04" calcext:value-type="float">
            <text:p>1304</text:p>
          </table:table-cell>
          <table:table-cell office:value-type="string" calcext:value-type="string">
            <text:p>bidasoaturismo.com/index.php?option=com_content&amp;view=article&amp;id=246&amp;Itemid=378&amp;lang=en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office:value-type="string" calcext:value-type="string">
            <text:p>./www.bidasoaturismo.com/index.php?option=com_content&amp;view=article&amp;id=246&amp;Itemid=37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bidasoaturismo.com/index.php?option=com_content&amp;view=article&amp;id=24&amp;Itemid=300&amp;lang=en</text:p>
          </table:table-cell>
          <table:table-cell table:number-columns-repeated="7"/>
          <table:table-cell office:value-type="float" office:value="223" calcext:value-type="float">
            <text:p>223</text:p>
          </table:table-cell>
          <table:table-cell office:value-type="string" calcext:value-type="string">
            <text:p>./www.bidasoaturismo.com/index.php?option=com_content&amp;view=article&amp;id=24&amp;Itemid=30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41" calcext:value-type="float">
            <text:p>1341</text:p>
          </table:table-cell>
          <table:table-cell office:value-type="string" calcext:value-type="string">
            <text:p>bidasoaturismo.com/index.php?option=com_content&amp;view=article&amp;id=252&amp;Itemid=382&amp;lang=en&amp;ch=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./www.bidasoaturismo.com/index.php?option=com_content&amp;view=article&amp;id=252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09" calcext:value-type="float">
            <text:p>1809</text:p>
          </table:table-cell>
          <table:table-cell office:value-type="string" calcext:value-type="string">
            <text:p>bidasoaturismo.com/index.php?option=com_content&amp;view=article&amp;id=253&amp;Itemid=382&amp;lang=en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./www.bidasoaturismo.com/index.php?option=com_content&amp;view=article&amp;id=253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bidasoaturismo.com/index.php?option=com_content&amp;view=article&amp;id=254&amp;Itemid=382&amp;lang=en</text:p>
          </table:table-cell>
          <table:table-cell table:number-columns-repeated="7"/>
          <table:table-cell office:value-type="float" office:value="107" calcext:value-type="float">
            <text:p>107</text:p>
          </table:table-cell>
          <table:table-cell office:value-type="string" calcext:value-type="string">
            <text:p>./www.bidasoaturismo.com/index.php?option=com_content&amp;view=article&amp;id=254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bidasoaturismo.com/index.php?option=com_content&amp;view=article&amp;id=255&amp;Itemid=382&amp;lang=en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string" calcext:value-type="string">
            <text:p>./www.bidasoaturismo.com/index.php?option=com_content&amp;view=article&amp;id=255&amp;Itemid=38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bidasoaturismo.com/index.php?option=com_content&amp;view=article&amp;id=256&amp;Itemid=382&amp;lang=en&amp;ch=1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office:value-type="string" calcext:value-type="string">
            <text:p>./www.bidasoaturismo.com/index.php?option=com_content&amp;view=article&amp;id=256&amp;Itemid=382&amp;lang=en.html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1245" calcext:value-type="float">
            <text:p>1245</text:p>
          </table:table-cell>
          <table:table-cell table:style-name="ce2" office:value-type="string" calcext:value-type="string">
            <text:p>bidasoaturismo.com/index.php?option=com_content&amp;view=article&amp;id=25&amp;Itemid=235&amp;lang=en</text:p>
          </table:table-cell>
          <table:table-cell table:style-name="ce2" table:number-columns-repeated="7"/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./www.bidasoaturismo.com/index.php?option=com_content&amp;view=article&amp;id=25&amp;Itemid=302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bidasoaturismo.com/index.php?option=com_content&amp;view=article&amp;id=25&amp;Itemid=302&amp;lang=en</text:p>
          </table:table-cell>
          <table:table-cell table:number-columns-repeated="7"/>
          <table:table-cell office:value-type="float" office:value="215" calcext:value-type="float">
            <text:p>215</text:p>
          </table:table-cell>
          <table:table-cell office:value-type="string" calcext:value-type="string">
            <text:p>./www.bidasoaturismo.com/index.php?option=com_content&amp;view=article&amp;id=25&amp;Itemid=30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70" calcext:value-type="float">
            <text:p>1870</text:p>
          </table:table-cell>
          <table:table-cell office:value-type="string" calcext:value-type="string">
            <text:p>bidasoaturismo.com/index.php?option=com_content&amp;view=article&amp;id=260&amp;Itemid=384&amp;lang=en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string" calcext:value-type="string">
            <text:p>./www.bidasoaturismo.com/index.php?option=com_content&amp;view=article&amp;id=260&amp;Itemid=38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57" calcext:value-type="float">
            <text:p>1857</text:p>
          </table:table-cell>
          <table:table-cell office:value-type="string" calcext:value-type="string">
            <text:p>bidasoaturismo.com/index.php?option=com_content&amp;view=article&amp;id=261&amp;Itemid=384&amp;lang=en&amp;ch=1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string" calcext:value-type="string">
            <text:p>./www.bidasoaturismo.com/index.php?option=com_content&amp;view=article&amp;id=261&amp;Itemid=38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bidasoaturismo.com/index.php?option=com_content&amp;view=article&amp;id=26&amp;Itemid=49&amp;lang=en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string" calcext:value-type="string">
            <text:p>./www.bidasoaturismo.com/index.php?option=com_content&amp;view=article&amp;id=26&amp;Itemid=4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bidasoaturismo.com/index.php?option=com_content&amp;view=article&amp;id=271&amp;Itemid=388&amp;lang=en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office:value-type="string" calcext:value-type="string">
            <text:p>./www.bidasoaturismo.com/index.php?option=com_content&amp;view=article&amp;id=271&amp;Itemid=38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37" calcext:value-type="float">
            <text:p>1137</text:p>
          </table:table-cell>
          <table:table-cell office:value-type="string" calcext:value-type="string">
            <text:p>bidasoaturismo.com/index.php?option=com_content&amp;view=article&amp;id=272&amp;Itemid=228&amp;lang=en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string" calcext:value-type="string">
            <text:p>./www.bidasoaturismo.com/index.php?option=com_content&amp;view=article&amp;id=272&amp;Itemid=228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04" calcext:value-type="float">
            <text:p>204</text:p>
          </table:table-cell>
          <table:table-cell office:value-type="string" calcext:value-type="string">
            <text:p>./www.bidasoaturismo.com/index.php?option=com_content&amp;view=article&amp;id=276&amp;Itemid=228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09" calcext:value-type="float">
            <text:p>209</text:p>
          </table:table-cell>
          <table:table-cell office:value-type="string" calcext:value-type="string">
            <text:p>./www.bidasoaturismo.com/index.php?option=com_content&amp;view=article&amp;id=277&amp;Itemid=228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21" calcext:value-type="float">
            <text:p>221</text:p>
          </table:table-cell>
          <table:table-cell office:value-type="string" calcext:value-type="string">
            <text:p>./www.bidasoaturismo.com/index.php?option=com_content&amp;view=article&amp;id=278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bidasoaturismo.com/index.php?option=com_content&amp;view=article&amp;id=279&amp;Itemid=228&amp;lang=en&amp;ch=1</text:p>
          </table:table-cell>
          <table:table-cell table:number-columns-repeated="7"/>
          <table:table-cell office:value-type="float" office:value="216" calcext:value-type="float">
            <text:p>216</text:p>
          </table:table-cell>
          <table:table-cell office:value-type="string" calcext:value-type="string">
            <text:p>./www.bidasoaturismo.com/index.php?option=com_content&amp;view=article&amp;id=279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bidasoaturismo.com/index.php?option=com_content&amp;view=article&amp;id=27&amp;Itemid=50&amp;lang=en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string" calcext:value-type="string">
            <text:p>./www.bidasoaturismo.com/index.php?option=com_content&amp;view=article&amp;id=27&amp;Itemid=50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06" calcext:value-type="float">
            <text:p>206</text:p>
          </table:table-cell>
          <table:table-cell office:value-type="string" calcext:value-type="string">
            <text:p>./www.bidasoaturismo.com/index.php?option=com_content&amp;view=article&amp;id=281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bidasoaturismo.com/index.php?option=com_content&amp;view=article&amp;id=284&amp;Itemid=298&amp;lang=en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string" calcext:value-type="string">
            <text:p>./www.bidasoaturismo.com/index.php?option=com_content&amp;view=article&amp;id=284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bidasoaturismo.com/index.php?option=com_content&amp;view=article&amp;id=285&amp;Itemid=298&amp;lang=en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string" calcext:value-type="string">
            <text:p>./www.bidasoaturismo.com/index.php?option=com_content&amp;view=article&amp;id=285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bidasoaturismo.com/index.php?option=com_content&amp;view=article&amp;id=286&amp;Itemid=302&amp;lang=en</text:p>
          </table:table-cell>
          <table:table-cell table:number-columns-repeated="7"/>
          <table:table-cell office:value-type="float" office:value="108" calcext:value-type="float">
            <text:p>108</text:p>
          </table:table-cell>
          <table:table-cell office:value-type="string" calcext:value-type="string">
            <text:p>./www.bidasoaturismo.com/index.php?option=com_content&amp;view=article&amp;id=286&amp;Itemid=30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bidasoaturismo.com/index.php?option=com_content&amp;view=article&amp;id=28&amp;Itemid=51&amp;lang=en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office:value-type="string" calcext:value-type="string">
            <text:p>./www.bidasoaturismo.com/index.php?option=com_content&amp;view=article&amp;id=28&amp;Itemid=5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bidasoaturismo.com/index.php?option=com_content&amp;view=article&amp;id=291&amp;Itemid=212&amp;lang=en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string" calcext:value-type="string">
            <text:p>./www.bidasoaturismo.com/index.php?option=com_content&amp;view=article&amp;id=291&amp;Itemid=21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28" calcext:value-type="float">
            <text:p>1328</text:p>
          </table:table-cell>
          <table:table-cell office:value-type="string" calcext:value-type="string">
            <text:p>bidasoaturismo.com/index.php?option=com_content&amp;view=article&amp;id=292&amp;Itemid=213&amp;lang=en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./www.bidasoaturismo.com/index.php?option=com_content&amp;view=article&amp;id=292&amp;Itemid=21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bidasoaturismo.com/index.php?option=com_content&amp;view=article&amp;id=293&amp;Itemid=217&amp;lang=en</text:p>
          </table:table-cell>
          <table:table-cell table:number-columns-repeated="7"/>
          <table:table-cell office:value-type="float" office:value="218" calcext:value-type="float">
            <text:p>218</text:p>
          </table:table-cell>
          <table:table-cell office:value-type="string" calcext:value-type="string">
            <text:p>./www.bidasoaturismo.com/index.php?option=com_content&amp;view=article&amp;id=293&amp;Itemid=217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14" calcext:value-type="float">
            <text:p>214</text:p>
          </table:table-cell>
          <table:table-cell office:value-type="string" calcext:value-type="string">
            <text:p>./www.bidasoaturismo.com/index.php?option=com_content&amp;view=article&amp;id=294&amp;Itemid=214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24" calcext:value-type="float">
            <text:p>224</text:p>
          </table:table-cell>
          <table:table-cell office:value-type="string" calcext:value-type="string">
            <text:p>./www.bidasoaturismo.com/index.php?option=com_content&amp;view=article&amp;id=295&amp;Itemid=22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44" calcext:value-type="float">
            <text:p>1444</text:p>
          </table:table-cell>
          <table:table-cell office:value-type="string" calcext:value-type="string">
            <text:p>bidasoaturismo.com/index.php?option=com_content&amp;view=article&amp;id=296&amp;Itemid=226&amp;lang=en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string" calcext:value-type="string">
            <text:p>./www.bidasoaturismo.com/index.php?option=com_content&amp;view=article&amp;id=296&amp;Itemid=22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bidasoaturismo.com/index.php?option=com_content&amp;view=article&amp;id=297&amp;Itemid=230&amp;lang=en&amp;ch=1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office:value-type="string" calcext:value-type="string">
            <text:p>./www.bidasoaturismo.com/index.php?option=com_content&amp;view=article&amp;id=297&amp;Itemid=23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bidasoaturismo.com/index.php?option=com_content&amp;view=article&amp;id=298&amp;Itemid=234&amp;lang=en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string" calcext:value-type="string">
            <text:p>./www.bidasoaturismo.com/index.php?option=com_content&amp;view=article&amp;id=298&amp;Itemid=23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bidasoaturismo.com/index.php?option=com_content&amp;view=article&amp;id=307&amp;Itemid=8&amp;lang=en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string" calcext:value-type="string">
            <text:p>./www.bidasoaturismo.com/index.php?option=com_content&amp;view=article&amp;id=307&amp;Itemid=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bidasoaturismo.com/index.php?option=com_content&amp;view=article&amp;id=308&amp;Itemid=9&amp;lang=en&amp;ch=1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string" calcext:value-type="string">
            <text:p>./www.bidasoaturismo.com/index.php?option=com_content&amp;view=article&amp;id=308&amp;Itemid=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bidasoaturismo.com/index.php?option=com_content&amp;view=article&amp;id=309&amp;Itemid=10&amp;lang=en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string" calcext:value-type="string">
            <text:p>./www.bidasoaturismo.com/index.php?option=com_content&amp;view=article&amp;id=309&amp;Itemid=1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bidasoaturismo.com/index.php?option=com_content&amp;view=article&amp;id=310&amp;Itemid=11&amp;lang=en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office:value-type="string" calcext:value-type="string">
            <text:p>./www.bidasoaturismo.com/index.php?option=com_content&amp;view=article&amp;id=310&amp;Itemid=1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bidasoaturismo.com/index.php?option=com_content&amp;view=article&amp;id=311&amp;Itemid=12&amp;lang=en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string" calcext:value-type="string">
            <text:p>./www.bidasoaturismo.com/index.php?option=com_content&amp;view=article&amp;id=311&amp;Itemid=1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bidasoaturismo.com/index.php?option=com_content&amp;view=article&amp;id=312&amp;Itemid=13&amp;lang=en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office:value-type="string" calcext:value-type="string">
            <text:p>./www.bidasoaturismo.com/index.php?option=com_content&amp;view=article&amp;id=312&amp;Itemid=1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bidasoaturismo.com/index.php?option=com_content&amp;view=article&amp;id=313&amp;Itemid=14&amp;lang=en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string" calcext:value-type="string">
            <text:p>./www.bidasoaturismo.com/index.php?option=com_content&amp;view=article&amp;id=313&amp;Itemid=1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bidasoaturismo.com/index.php?option=com_content&amp;view=article&amp;id=314&amp;Itemid=15&amp;lang=en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string" calcext:value-type="string">
            <text:p>./www.bidasoaturismo.com/index.php?option=com_content&amp;view=article&amp;id=314&amp;Itemid=1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bidasoaturismo.com/index.php?option=com_content&amp;view=article&amp;id=315&amp;Itemid=16&amp;lang=en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string" calcext:value-type="string">
            <text:p>./www.bidasoaturismo.com/index.php?option=com_content&amp;view=article&amp;id=315&amp;Itemid=1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idasoaturismo.com/index.php?option=com_content&amp;view=article&amp;id=318&amp;Itemid=395&amp;lang=en</text:p>
          </table:table-cell>
          <table:table-cell table:number-columns-repeated="7"/>
          <table:table-cell office:value-type="float" office:value="111" calcext:value-type="float">
            <text:p>111</text:p>
          </table:table-cell>
          <table:table-cell office:value-type="string" calcext:value-type="string">
            <text:p>./www.bidasoaturismo.com/index.php?option=com_content&amp;view=article&amp;id=318&amp;Itemid=39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bidasoaturismo.com/index.php?option=com_content&amp;view=article&amp;id=319&amp;Itemid=396&amp;lang=en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string" calcext:value-type="string">
            <text:p>./www.bidasoaturismo.com/index.php?option=com_content&amp;view=article&amp;id=319&amp;Itemid=39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bidasoaturismo.com/index.php?option=com_content&amp;view=article&amp;id=31&amp;Itemid=54&amp;lang=en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string" calcext:value-type="string">
            <text:p>./www.bidasoaturismo.com/index.php?option=com_content&amp;view=article&amp;id=31&amp;Itemid=5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bidasoaturismo.com/index.php?option=com_content&amp;view=article&amp;id=320&amp;Itemid=397&amp;lang=en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string" calcext:value-type="string">
            <text:p>./www.bidasoaturismo.com/index.php?option=com_content&amp;view=article&amp;id=320&amp;Itemid=39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bidasoaturismo.com/index.php?option=com_content&amp;view=article&amp;id=325&amp;Itemid=398&amp;lang=en</text:p>
          </table:table-cell>
          <table:table-cell table:number-columns-repeated="7"/>
          <table:table-cell office:value-type="float" office:value="225" calcext:value-type="float">
            <text:p>225</text:p>
          </table:table-cell>
          <table:table-cell office:value-type="string" calcext:value-type="string">
            <text:p>./www.bidasoaturismo.com/index.php?option=com_content&amp;view=article&amp;id=325&amp;Itemid=3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bidasoaturismo.com/index.php?option=com_content&amp;view=article&amp;id=329&amp;Itemid=4&amp;lang=en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string" calcext:value-type="string">
            <text:p>./www.bidasoaturismo.com/index.php?option=com_content&amp;view=article&amp;id=329&amp;Itemid=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bidasoaturismo.com/index.php?option=com_content&amp;view=article&amp;id=330&amp;Itemid=6&amp;lang=en&amp;ch=1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office:value-type="string" calcext:value-type="string">
            <text:p>./www.bidasoaturismo.com/index.php?option=com_content&amp;view=article&amp;id=330&amp;Itemid=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bidasoaturismo.com/index.php?option=com_content&amp;view=article&amp;id=338&amp;Itemid=298&amp;lang=en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 office:value-type="string" calcext:value-type="string">
            <text:p>./www.bidasoaturismo.com/index.php?option=com_content&amp;view=article&amp;id=338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bidasoaturismo.com/index.php?option=com_content&amp;view=article&amp;id=346&amp;Itemid=294&amp;lang=en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office:value-type="string" calcext:value-type="string">
            <text:p>./www.bidasoaturismo.com/index.php?option=com_content&amp;view=article&amp;id=346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bidasoaturismo.com/index.php?option=com_content&amp;view=article&amp;id=347&amp;Itemid=294&amp;lang=en</text:p>
          </table:table-cell>
          <table:table-cell table:number-columns-repeated="7"/>
          <table:table-cell office:value-type="float" office:value="217" calcext:value-type="float">
            <text:p>217</text:p>
          </table:table-cell>
          <table:table-cell office:value-type="string" calcext:value-type="string">
            <text:p>./www.bidasoaturismo.com/index.php?option=com_content&amp;view=article&amp;id=347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bidasoaturismo.com/index.php?option=com_content&amp;view=article&amp;id=348&amp;Itemid=294&amp;lang=en&amp;ch=1</text:p>
          </table:table-cell>
          <table:table-cell table:number-columns-repeated="7"/>
          <table:table-cell office:value-type="float" office:value="230" calcext:value-type="float">
            <text:p>230</text:p>
          </table:table-cell>
          <table:table-cell office:value-type="string" calcext:value-type="string">
            <text:p>./www.bidasoaturismo.com/index.php?option=com_content&amp;view=article&amp;id=348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bidasoaturismo.com/index.php?option=com_content&amp;view=article&amp;id=349&amp;Itemid=294&amp;lang=en&amp;ch=1</text:p>
          </table:table-cell>
          <table:table-cell table:number-columns-repeated="7"/>
          <table:table-cell office:value-type="float" office:value="213" calcext:value-type="float">
            <text:p>213</text:p>
          </table:table-cell>
          <table:table-cell office:value-type="string" calcext:value-type="string">
            <text:p>./www.bidasoaturismo.com/index.php?option=com_content&amp;view=article&amp;id=349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idasoaturismo.com/index.php?option=com_content&amp;view=article&amp;id=34&amp;Itemid=55&amp;lang=en&amp;ch=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./www.bidasoaturismo.com/index.php?option=com_content&amp;view=article&amp;id=34&amp;Itemid=5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6" calcext:value-type="float">
            <text:p>1436</text:p>
          </table:table-cell>
          <table:table-cell office:value-type="string" calcext:value-type="string">
            <text:p>bidasoaturismo.com/index.php?option=com_content&amp;view=article&amp;id=350&amp;Itemid=296&amp;lang=en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office:value-type="string" calcext:value-type="string">
            <text:p>./www.bidasoaturismo.com/index.php?option=com_content&amp;view=article&amp;id=350&amp;Itemid=296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bidasoaturismo.com/index.php?option=com_content&amp;view=article&amp;id=351&amp;Itemid=296&amp;lang=en</text:p>
          </table:table-cell>
          <table:table-cell table:number-columns-repeated="7"/>
          <table:table-cell office:value-type="float" office:value="208" calcext:value-type="float">
            <text:p>208</text:p>
          </table:table-cell>
          <table:table-cell office:value-type="string" calcext:value-type="string">
            <text:p>./www.bidasoaturismo.com/index.php?option=com_content&amp;view=article&amp;id=351&amp;Itemid=296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27" calcext:value-type="float">
            <text:p>227</text:p>
          </table:table-cell>
          <table:table-cell office:value-type="string" calcext:value-type="string">
            <text:p>./www.bidasoaturismo.com/index.php?option=com_content&amp;view=article&amp;id=356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bidasoaturismo.com/index.php?option=com_content&amp;view=article&amp;id=357&amp;Itemid=294&amp;lang=en</text:p>
          </table:table-cell>
          <table:table-cell table:number-columns-repeated="7"/>
          <table:table-cell office:value-type="float" office:value="229" calcext:value-type="float">
            <text:p>229</text:p>
          </table:table-cell>
          <table:table-cell office:value-type="string" calcext:value-type="string">
            <text:p>./www.bidasoaturismo.com/index.php?option=com_content&amp;view=article&amp;id=357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bidasoaturismo.com/index.php?option=com_content&amp;view=article&amp;id=358&amp;Itemid=228&amp;lang=en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string" calcext:value-type="string">
            <text:p>./www.bidasoaturismo.com/index.php?option=com_content&amp;view=article&amp;id=358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33" calcext:value-type="float">
            <text:p>1333</text:p>
          </table:table-cell>
          <table:table-cell office:value-type="string" calcext:value-type="string">
            <text:p>bidasoaturismo.com/index.php?option=com_content&amp;view=article&amp;id=368&amp;Itemid=228&amp;lang=en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office:value-type="string" calcext:value-type="string">
            <text:p>./www.bidasoaturismo.com/index.php?option=com_content&amp;view=article&amp;id=368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bidasoaturismo.com/index.php?option=com_content&amp;view=article&amp;id=36&amp;Itemid=68&amp;lang=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./www.bidasoaturismo.com/index.php?option=com_content&amp;view=article&amp;id=36&amp;Itemid=6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8" calcext:value-type="float">
            <text:p>1438</text:p>
          </table:table-cell>
          <table:table-cell office:value-type="string" calcext:value-type="string">
            <text:p>bidasoaturismo.com/index.php?option=com_content&amp;view=article&amp;id=370&amp;Itemid=228&amp;lang=en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string" calcext:value-type="string">
            <text:p>./www.bidasoaturismo.com/index.php?option=com_content&amp;view=article&amp;id=370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bidasoaturismo.com/index.php?option=com_content&amp;view=article&amp;id=371&amp;Itemid=228&amp;lang=en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./www.bidasoaturismo.com/index.php?option=com_content&amp;view=article&amp;id=371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bidasoaturismo.com/index.php?option=com_content&amp;view=article&amp;id=375&amp;Itemid=401&amp;lang=en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string" calcext:value-type="string">
            <text:p>./www.bidasoaturismo.com/index.php?option=com_content&amp;view=article&amp;id=375&amp;Itemid=40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bidasoaturismo.com/index.php?option=com_content&amp;view=article&amp;id=376&amp;Itemid=294&amp;lang=en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string" calcext:value-type="string">
            <text:p>./www.bidasoaturismo.com/index.php?option=com_content&amp;view=article&amp;id=376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88" calcext:value-type="float">
            <text:p>2088</text:p>
          </table:table-cell>
          <table:table-cell office:value-type="string" calcext:value-type="string">
            <text:p>bidasoaturismo.com/index.php?option=com_content&amp;view=article&amp;id=377&amp;Itemid=294&amp;lang=en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string" calcext:value-type="string">
            <text:p>./www.bidasoaturismo.com/index.php?option=com_content&amp;view=article&amp;id=377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bidasoaturismo.com/index.php?option=com_content&amp;view=article&amp;id=378&amp;Itemid=294&amp;lang=en&amp;ch=1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string" calcext:value-type="string">
            <text:p>./www.bidasoaturismo.com/index.php?option=com_content&amp;view=article&amp;id=378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19" calcext:value-type="float">
            <text:p>1419</text:p>
          </table:table-cell>
          <table:table-cell office:value-type="string" calcext:value-type="string">
            <text:p>bidasoaturismo.com/index.php?option=com_content&amp;view=article&amp;id=389&amp;Itemid=298&amp;lang=en&amp;ch=1</text:p>
          </table:table-cell>
          <table:table-cell table:number-columns-repeated="7"/>
          <table:table-cell office:value-type="float" office:value="220" calcext:value-type="float">
            <text:p>220</text:p>
          </table:table-cell>
          <table:table-cell office:value-type="string" calcext:value-type="string">
            <text:p>./www.bidasoaturismo.com/index.php?option=com_content&amp;view=article&amp;id=389&amp;Itemid=29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bidasoaturismo.com/index.php?option=com_content&amp;view=article&amp;id=38&amp;Itemid=70&amp;lang=en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office:value-type="string" calcext:value-type="string">
            <text:p>./www.bidasoaturismo.com/index.php?option=com_content&amp;view=article&amp;id=38&amp;Itemid=70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idasoaturismo.com/index.php?option=com_content&amp;view=article&amp;id=39&amp;Itemid=71&amp;lang=en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string" calcext:value-type="string">
            <text:p>./www.bidasoaturismo.com/index.php?option=com_content&amp;view=article&amp;id=39&amp;Itemid=7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bidasoaturismo.com/index.php?option=com_content&amp;view=article&amp;id=408&amp;Itemid=405&amp;lang=en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 office:value-type="string" calcext:value-type="string">
            <text:p>./www.bidasoaturismo.com/index.php?option=com_content&amp;view=article&amp;id=408&amp;Itemid=405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bidasoaturismo.com/index.php?option=com_content&amp;view=article&amp;id=411&amp;Itemid=228&amp;lang=en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string" calcext:value-type="string">
            <text:p>./www.bidasoaturismo.com/index.php?option=com_content&amp;view=article&amp;id=411&amp;Itemid=228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26" calcext:value-type="float">
            <text:p>226</text:p>
          </table:table-cell>
          <table:table-cell office:value-type="string" calcext:value-type="string">
            <text:p>./www.bidasoaturismo.com/index.php?option=com_content&amp;view=article&amp;id=412&amp;Itemid=228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32" calcext:value-type="float">
            <text:p>1832</text:p>
          </table:table-cell>
          <table:table-cell office:value-type="string" calcext:value-type="string">
            <text:p>bidasoaturismo.com/index.php?option=com_content&amp;view=article&amp;id=414&amp;Itemid=294&amp;lang=en</text:p>
          </table:table-cell>
          <table:table-cell table:number-columns-repeated="7"/>
          <table:table-cell office:value-type="float" office:value="222" calcext:value-type="float">
            <text:p>222</text:p>
          </table:table-cell>
          <table:table-cell office:value-type="string" calcext:value-type="string">
            <text:p>./www.bidasoaturismo.com/index.php?option=com_content&amp;view=article&amp;id=414&amp;Itemid=29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bidasoaturismo.com/index.php?option=com_content&amp;view=article&amp;id=415&amp;Itemid=294&amp;lang=en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string" calcext:value-type="string">
            <text:p>./www.bidasoaturismo.com/index.php?option=com_content&amp;view=article&amp;id=415&amp;Itemid=294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07" calcext:value-type="float">
            <text:p>207</text:p>
          </table:table-cell>
          <table:table-cell office:value-type="string" calcext:value-type="string">
            <text:p>./www.bidasoaturismo.com/index.php?option=com_content&amp;view=article&amp;id=52&amp;Itemid=236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212" calcext:value-type="float">
            <text:p>212</text:p>
          </table:table-cell>
          <table:table-cell office:value-type="string" calcext:value-type="string">
            <text:p>./www.bidasoaturismo.com/index.php?option=com_content&amp;view=article&amp;id=53&amp;Itemid=237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bidasoaturismo.com/index.php?option=com_content&amp;view=article&amp;id=62&amp;Itemid=69&amp;lang=en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string" calcext:value-type="string">
            <text:p>./www.bidasoaturismo.com/index.php?option=com_content&amp;view=article&amp;id=62&amp;Itemid=69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bidasoaturismo.com/index.php?option=com_content&amp;view=article&amp;id=65&amp;Itemid=72&amp;lang=en&amp;ch=1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string" calcext:value-type="string">
            <text:p>./www.bidasoaturismo.com/index.php?option=com_content&amp;view=article&amp;id=65&amp;Itemid=72&amp;lang=en.html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182" calcext:value-type="float">
            <text:p>182</text:p>
          </table:table-cell>
          <table:table-cell office:value-type="string" calcext:value-type="string">
            <text:p>./www.bidasoaturismo.com/index.php?option=com_content&amp;view=article&amp;id=66&amp;Itemid=7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bidasoaturismo.com/index.php?option=com_content&amp;view=article&amp;id=67&amp;Itemid=74&amp;lang=en</text:p>
          </table:table-cell>
          <table:table-cell table:number-columns-repeated="7"/>
          <table:table-cell office:value-type="float" office:value="102" calcext:value-type="float">
            <text:p>102</text:p>
          </table:table-cell>
          <table:table-cell office:value-type="string" calcext:value-type="string">
            <text:p>./www.bidasoaturismo.com/index.php?option=com_content&amp;view=article&amp;id=67&amp;Itemid=74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bidasoaturismo.com/index.php?option=com_content&amp;view=article&amp;id=8&amp;Itemid=21&amp;lang=en&amp;ch=1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office:value-type="string" calcext:value-type="string">
            <text:p>./www.bidasoaturismo.com/index.php?option=com_content&amp;view=article&amp;id=8&amp;Itemid=21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34" calcext:value-type="float">
            <text:p>1234</text:p>
          </table:table-cell>
          <table:table-cell office:value-type="string" calcext:value-type="string">
            <text:p>bidasoaturismo.com/index.php?option=com_content&amp;view=article&amp;Itemid=400&amp;id=342&amp;lang=en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string" calcext:value-type="string">
            <text:p>./www.bidasoaturismo.com/index.php?option=com_content&amp;view=article&amp;Itemid=400&amp;id=342&amp;lang=en.htm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bidasoaturismo.com/index.php?option=com_content&amp;view=article&amp;Itemid=400&amp;id=344&amp;lang=en</text:p>
          </table:table-cell>
          <table:table-cell table:style-name="ce2" table:number-columns-repeated="7"/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./www.bidasoaturismo.com/index.php?option=com_alojamientos&amp;view=article&amp;Itemid=64&amp;alojamiento=49&amp;cat=7&amp;lang=en.html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bidasoaturismo.com/index.php?option=com_content&amp;view=article&amp;Itemid=400&amp;id=345&amp;lang=en</text:p>
          </table:table-cell>
          <table:table-cell table:style-name="ce2" table:number-columns-repeated="7"/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./www.bidasoaturismo.com/index.php?option=com_content&amp;view=article&amp;id=15&amp;Itemid=290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bidasoaturismo.com/index.php?option=com_content&amp;view=article&amp;Itemid=400&amp;id=393&amp;lang=en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string" calcext:value-type="string">
            <text:p>./www.bidasoaturismo.com/index.php?option=com_content&amp;view=article&amp;Itemid=400&amp;id=393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bidasoaturismo.com/index.php?option=com_content&amp;view=article&amp;Itemid=400&amp;id=395&amp;lang=en&amp;ch=1&amp;ch=1</text:p>
          </table:table-cell>
          <table:table-cell table:number-columns-repeated="7"/>
          <table:table-cell office:value-type="float" office:value="228" calcext:value-type="float">
            <text:p>228</text:p>
          </table:table-cell>
          <table:table-cell office:value-type="string" calcext:value-type="string">
            <text:p>./www.bidasoaturismo.com/index.php?option=com_content&amp;view=article&amp;Itemid=400&amp;id=395&amp;lang=en.htm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bidasoaturismo.com/index.php?option=com_content&amp;view=article&amp;Itemid=400&amp;id=419&amp;lang=en&amp;ch=1</text:p>
          </table:table-cell>
          <table:table-cell table:style-name="ce2" table:number-columns-repeated="7"/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./www.bidasoaturismo.com/index.php?option=com_content&amp;view=article&amp;id=411&amp;Itemid=228&amp;lang=en.html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bidasoaturismo.com/index.php?option=com_content&amp;view=article&amp;Itemid=400&amp;id=420&amp;lang=en&amp;ch=1</text:p>
          </table:table-cell>
          <table:table-cell table:style-name="ce2" table:number-columns-repeated="7"/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./www.bidasoaturismo.com/index.php?option=com_content&amp;view=article&amp;id=26&amp;Itemid=49&amp;lang=en.html</text:p>
          </table:table-cell>
          <table:table-cell table:style-name="ce2" table:number-columns-repeated="1012"/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bidasoaturismo.com/index.php?option=com_content&amp;view=category&amp;layout=blog&amp;id=90&amp;Itemid=402&amp;lang=en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string" calcext:value-type="string">
            <text:p>./www.bidasoaturismo.com/index.php?option=com_content&amp;view=category&amp;layout=blog&amp;id=90&amp;Itemid=402&amp;lang=en.htm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82" calcext:value-type="float">
            <text:p>1082</text:p>
          </table:table-cell>
          <table:table-cell office:value-type="string" calcext:value-type="string">
            <text:p>bidasoaturismo.com/index.php?option=com_content&amp;view=category&amp;layout=blog&amp;id=90&amp;Itemid=402&amp;lang=en&amp;limitstart=10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string" calcext:value-type="string">
            <text:p>./www.bidasoaturismo.com/index.php?option=com_content&amp;view=category&amp;layout=blog&amp;id=90&amp;Itemid=402&amp;lang=en&amp;limitstart=10.html</text:p>
          </table:table-cell>
          <table:table-cell table:number-columns-repeated="1012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2con" table:style-name="ta1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 style:data-style-name="N2" text:time-value="0000-00-00T00:00:02.511011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ñigo Perona</meta:initial-creator>
    <meta:creation-date>2014-04-07T10:12:52.617136895</meta:creation-date>
    <dc:date>2014-04-09T23:03:13.321452017</dc:date>
    <dc:creator>Iñigo Perona</dc:creator>
    <meta:editing-duration>PT1H58M47S</meta:editing-duration>
    <meta:editing-cycles>16</meta:editing-cycles>
    <meta:generator>LibreOffice/4.1.3.2$Linux_X86_64 LibreOffice_project/410m0$Build-2</meta:generator>
    <meta:document-statistic meta:table-count="3" meta:cell-count="2320" meta:object-count="0"/>
  </office:meta>
</office:document-meta>
</file>